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modern" style:name="Courier New" svg:font-family="'Courier New'"/>
    <style:font-face style:font-family-generic="swiss" style:name="DejaVu Sans" svg:font-family="'DejaVu Sans'"/>
    <style:font-face style:font-family-generic="swiss" style:name="Ubuntu" svg:font-family="Ubuntu"/>
    <style:font-face style:font-pitch="variable" style:name="DejaVu Sans3" svg:font-family="'DejaVu Sans'"/>
    <style:font-face style:font-pitch="variable" style:name="Lucida Sans Unicode" svg:font-family="'Lucida Sans Unicode'"/>
    <style:font-face style:font-pitch="variable" style:name="Tahoma1" svg:font-family="Tahoma"/>
    <style:font-face style:font-family-generic="roman" style:font-pitch="variable" style:name="Symbol" svg:font-family="Symbol"/>
    <style:font-face style:font-family-generic="roman" style:font-pitch="variable" style:name="Times" svg:font-family="Times"/>
    <style:font-face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Gras" style:font-family-generic="swiss" style:font-pitch="variable" style:name="Arial1" svg:font-family="Arial"/>
    <style:font-face style:font-adornments="Normal" style:font-family-generic="swiss" style:font-pitch="variable" style:name="Arial2" svg:font-family="Arial"/>
    <style:font-face style:font-family-generic="swiss" style:font-pitch="variable" style:name="Calibri1" svg:font-family="Calibri"/>
    <style:font-face style:font-adornments="Normal"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wiss" style:font-pitch="variable" style:name="Times New Roman1" svg:font-family="'Times New Roman'"/>
    <style:font-face style:font-family-generic="swiss" style:font-pitch="variable" style:name="Ubuntu1" svg:font-family="Ubuntu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3">
      <style:table-properties fo:margin-left="-0.146cm" style:width="19.835cm" table:align="left"/>
    </style:style>
    <style:style style:family="table-column" style:name="Tableau13.A">
      <style:table-column-properties style:column-width="9.917cm"/>
    </style:style>
    <style:style style:family="table-column" style:name="Tableau13.B">
      <style:table-column-properties style:column-width="0.568cm"/>
    </style:style>
    <style:style style:family="table-column" style:name="Tableau13.C">
      <style:table-column-properties style:column-width="9.35cm"/>
    </style:style>
    <style:style style:family="table-row" style:name="Tableau13.1">
      <style:table-row-properties style:min-row-height="0.603cm"/>
    </style:style>
    <style:style style:family="table-cell" style:name="Tableau13.A1">
      <style:table-cell-properties fo:border-bottom="none" fo:border-left="2pt solid #000000" fo:border-right="2pt solid #000000" fo:border-top="2pt solid #000000" fo:padding="0.097cm"/>
    </style:style>
    <style:style style:family="table-cell" style:name="Tableau13.A2">
      <style:table-cell-properties fo:border-bottom="none" fo:border-left="2pt solid #000000" fo:border-right="none" fo:border-top="none" fo:padding="0.097cm"/>
    </style:style>
    <style:style style:family="table-cell" style:name="Tableau13.C2">
      <style:table-cell-properties fo:border-bottom="none" fo:border-left="none" fo:border-right="2pt solid #000000" fo:border-top="none" fo:padding="0.097cm"/>
    </style:style>
    <style:style style:family="table-cell" style:name="Tableau13.A3">
      <style:table-cell-properties fo:border-bottom="2pt solid #000000" fo:border-left="2pt solid #000000" fo:border-right="none" fo:border-top="none" fo:padding="0.097cm"/>
    </style:style>
    <style:style style:family="table-cell" style:name="Tableau13.B3">
      <style:table-cell-properties fo:border-bottom="2pt solid #000000" fo:border-left="none" fo:border-right="2pt solid #000000" fo:border-top="none" fo:padding="0.097cm"/>
    </style:style>
    <style:style style:family="table" style:name="Tableau10">
      <style:table-properties fo:margin-left="-0.125cm" style:width="19.807cm" style:writing-mode="lr-tb" table:align="left"/>
    </style:style>
    <style:style style:family="table-column" style:name="Tableau10.A">
      <style:table-column-properties style:column-width="7.863cm"/>
    </style:style>
    <style:style style:family="table-column" style:name="Tableau10.B">
      <style:table-column-properties style:column-width="11.943cm"/>
    </style:style>
    <style:style style:family="table-row" style:name="Tableau10.1">
      <style:table-row-properties fo:keep-together="auto" style:min-row-height="1.316cm"/>
    </style:style>
    <style:style style:family="table-cell" style:name="Tableau10.A1">
      <style:table-cell-properties fo:border-bottom="2pt solid #00000a" fo:border-left="2pt solid #00000a" fo:border-right="none" fo:border-top="2pt solid #00000a" fo:padding-bottom="0cm" fo:padding-left="0.125cm" fo:padding-right="0.125cm" fo:padding-top="0cm"/>
    </style:style>
    <style:style style:family="table-cell" style:name="Tableau10.B1">
      <style:table-cell-properties fo:border-bottom="2pt solid #00000a" fo:border-left="none" fo:border-right="2pt solid #00000a" fo:border-top="2pt solid #00000a" fo:padding-bottom="0cm" fo:padding-left="0.125cm" fo:padding-right="0.125cm" fo:padding-top="0cm"/>
    </style:style>
    <style:style style:family="table" style:name="Tableau11">
      <style:table-properties fo:margin-left="-0.125cm" style:width="19.796cm" style:writing-mode="lr-tb" table:align="left"/>
    </style:style>
    <style:style style:family="table-column" style:name="Tableau11.A">
      <style:table-column-properties style:column-width="5.373cm"/>
    </style:style>
    <style:style style:family="table-column" style:name="Tableau11.B">
      <style:table-column-properties style:column-width="2.589cm"/>
    </style:style>
    <style:style style:family="table-column" style:name="Tableau11.C">
      <style:table-column-properties style:column-width="0.263cm"/>
    </style:style>
    <style:style style:family="table-column" style:name="Tableau11.D">
      <style:table-column-properties style:column-width="1.192cm"/>
    </style:style>
    <style:style style:family="table-column" style:name="Tableau11.E">
      <style:table-column-properties style:column-width="3.401cm"/>
    </style:style>
    <style:style style:family="table-column" style:name="Tableau11.F">
      <style:table-column-properties style:column-width="0.452cm"/>
    </style:style>
    <style:style style:family="table-column" style:name="Tableau11.G">
      <style:table-column-properties style:column-width="6.526cm"/>
    </style:style>
    <style:style style:family="table-row" style:name="Tableau11.1">
      <style:table-row-properties fo:keep-together="auto"/>
    </style:style>
    <style:style style:family="table-cell" style:name="Tableau11.A1">
      <style:table-cell-properties fo:border-bottom="0.75pt solid #00000a" fo:border-left="2.25pt solid #00000a" fo:border-right="0.75pt solid #00000a" fo:border-top="2.25pt solid #00000a" fo:padding-bottom="0cm" fo:padding-left="0.125cm" fo:padding-right="0.125cm" fo:padding-top="0cm"/>
    </style:style>
    <style:style style:family="table-cell" style:name="Tableau11.B1">
      <style:table-cell-properties fo:border-bottom="0.75pt solid #00000a" fo:border-left="0.75pt solid #00000a" fo:border-right="2.25pt solid #00000a" fo:border-top="2.25pt solid #00000a" fo:padding-bottom="0cm" fo:padding-left="0.125cm" fo:padding-right="0.125cm" fo:padding-top="0cm"/>
    </style:style>
    <style:style style:family="table-cell" style:name="Tableau11.A2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/>
    </style:style>
    <style:style style:family="table-cell" style:name="Tableau11.B2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/>
    </style:style>
    <style:style style:family="table-cell" style:name="Tableau11.A5">
      <style:table-cell-properties fo:border-bottom="0.75pt solid #00000a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5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middle"/>
    </style:style>
    <style:style style:family="table-cell" style:name="Tableau11.F5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"/>
    </style:style>
    <style:style style:family="table-cell" style:name="Tableau11.D6">
      <style:table-cell-properties fo:border-bottom="0.7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-row" style:name="Tableau11.7">
      <style:table-row-properties fo:keep-together="auto" style:min-row-height="0.494cm"/>
    </style:style>
    <style:style style:family="table-cell" style:name="Tableau11.B7">
      <style:table-cell-properties fo:border-bottom="0.75pt solid #00000a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11">
      <style:table-row-properties fo:keep-together="auto" style:min-row-height="0.448cm"/>
    </style:style>
    <style:style style:family="table-cell" style:name="Tableau11.B11">
      <style:table-cell-properties fo:border-bottom="0.75pt solid #00000a" fo:border-left="0.75pt solid #00000a" fo:border-right="none" fo:border-top="0.75pt solid #00000a" fo:padding-bottom="0cm" fo:padding-left="0.125cm" fo:padding-right="0.125cm" fo:padding-top="0cm" style:vertical-align=""/>
    </style:style>
    <style:style style:family="table-row" style:name="Tableau11.13">
      <style:table-row-properties fo:keep-together="auto" style:min-row-height="3.833cm"/>
    </style:style>
    <style:style style:family="table-row" style:name="Tableau11.15">
      <style:table-row-properties fo:keep-together="auto" style:min-row-height="0.713cm"/>
    </style:style>
    <style:style style:family="table-cell" style:name="Tableau11.B16">
      <style:table-cell-properties fo:border-bottom="0.75pt solid #00000a" fo:border-left="0.75pt solid #00000a" fo:border-right="none" fo:border-top="none" fo:padding-bottom="0cm" fo:padding-left="0.125cm" fo:padding-right="0.125cm" fo:padding-top="0cm" style:vertical-align=""/>
    </style:style>
    <style:style style:family="table-cell" style:name="Tableau11.A19">
      <style:table-cell-properties fo:border-bottom="none" fo:border-left="2.25pt solid #00000a" fo:border-right="0.75pt solid #00000a" fo:border-top="0.75pt solid #00000a" fo:padding-bottom="0cm" fo:padding-left="0.125cm" fo:padding-right="0.125cm" fo:padding-top="0cm" style:vertical-align="middle"/>
    </style:style>
    <style:style style:family="table-cell" style:name="Tableau11.B19">
      <style:table-cell-properties fo:border-bottom="none" fo:border-left="0.75pt solid #00000a" fo:border-right="2.25pt solid #00000a" fo:border-top="0.75pt solid #00000a" fo:padding-bottom="0cm" fo:padding-left="0.125cm" fo:padding-right="0.125cm" fo:padding-top="0cm" style:vertical-align="middle"/>
    </style:style>
    <style:style style:family="table-row" style:name="Tableau11.20">
      <style:table-row-properties fo:keep-together="auto" style:min-row-height="0.102cm"/>
    </style:style>
    <style:style style:family="table-cell" style:name="Tableau11.A20">
      <style:table-cell-properties fo:border-bottom="0.75pt solid #00000a" fo:border-left="2.25pt solid #00000a" fo:border-right="0.75pt solid #00000a" fo:border-top="none" fo:padding-bottom="0cm" fo:padding-left="0.125cm" fo:padding-right="0.125cm" fo:padding-top="0cm"/>
    </style:style>
    <style:style style:family="table-cell" style:name="Tableau11.B20">
      <style:table-cell-properties fo:border-bottom="0.75pt solid #00000a" fo:border-left="0.75pt solid #00000a" fo:border-right="2.25pt solid #00000a" fo:border-top="none" fo:padding-bottom="0cm" fo:padding-left="0.125cm" fo:padding-right="0.125cm" fo:padding-top="0cm"/>
    </style:style>
    <style:style style:family="table-cell" style:name="Tableau11.A21">
      <style:table-cell-properties fo:border-bottom="2.25pt solid #00000a" fo:border-left="2.25pt solid #00000a" fo:border-right="0.75pt solid #00000a" fo:border-top="none" fo:padding-bottom="0cm" fo:padding-left="0.125cm" fo:padding-right="0.125cm" fo:padding-top="0cm" style:vertical-align="middle"/>
    </style:style>
    <style:style style:family="table-cell" style:name="Tableau11.B21">
      <style:table-cell-properties fo:border-bottom="2.25pt solid #00000a" fo:border-left="0.75pt solid #00000a" fo:border-right="2.25pt solid #00000a" fo:border-top="none" fo:padding-bottom="0cm" fo:padding-left="0.125cm" fo:padding-right="0.125cm" fo:padding-top="0cm" style:vertical-align="middle"/>
    </style:style>
    <style:style style:family="table" style:name="Tableau16">
      <style:table-properties fo:margin-left="-0.141cm" style:width="14.314cm" table:align="left"/>
    </style:style>
    <style:style style:family="table-column" style:name="Tableau16.A">
      <style:table-column-properties style:column-width="2.263cm"/>
    </style:style>
    <style:style style:family="table-column" style:name="Tableau16.B">
      <style:table-column-properties style:column-width="12.051cm"/>
    </style:style>
    <style:style style:family="table-cell" style:name="Tableau16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6.B1">
      <style:table-cell-properties fo:border="0.05pt solid #000000" fo:padding="0.097cm"/>
    </style:style>
    <style:style style:family="table" style:name="Tableau14">
      <style:table-properties style:width="14.173cm" table:align="margins"/>
    </style:style>
    <style:style style:family="table-column" style:name="Tableau14.A">
      <style:table-column-properties style:column-width="9.592cm" style:rel-column-width="44353*"/>
    </style:style>
    <style:style style:family="table-column" style:name="Tableau14.B">
      <style:table-column-properties style:column-width="2.14cm" style:rel-column-width="9893*"/>
    </style:style>
    <style:style style:family="table-column" style:name="Tableau14.C">
      <style:table-column-properties style:column-width="2.441cm" style:rel-column-width="11289*"/>
    </style:style>
    <style:style style:family="table-cell" style:name="Tableau14.A1">
      <style:table-cell-properties fo:border="none" fo:padding="0.097cm"/>
    </style:style>
    <style:style style:family="table" style:name="Tableau15">
      <style:table-properties style:width="14.173cm" table:align="margins"/>
    </style:style>
    <style:style style:family="table-column" style:name="Tableau15.A">
      <style:table-column-properties style:column-width="3.203cm" style:rel-column-width="14811*"/>
    </style:style>
    <style:style style:family="table-column" style:name="Tableau15.B">
      <style:table-column-properties style:column-width="3.882cm" style:rel-column-width="17951*"/>
    </style:style>
    <style:style style:family="table-column" style:name="Tableau15.C">
      <style:table-column-properties style:column-width="3.544cm" style:rel-column-width="16385*"/>
    </style:style>
    <style:style style:family="table-column" style:name="Tableau15.D">
      <style:table-column-properties style:column-width="3.544cm" style:rel-column-width="16388*"/>
    </style:style>
    <style:style style:family="table-cell" style:name="Tableau15.A1">
      <style:table-cell-properties fo:border="none" fo:padding="0.097cm"/>
    </style:style>
    <style:style style:family="table" style:name="Tableau17">
      <style:table-properties fo:margin-left="-0.141cm" style:width="14.314cm" table:align="left"/>
    </style:style>
    <style:style style:family="table-column" style:name="Tableau17.A">
      <style:table-column-properties style:column-width="2.263cm"/>
    </style:style>
    <style:style style:family="table-column" style:name="Tableau17.B">
      <style:table-column-properties style:column-width="12.051cm"/>
    </style:style>
    <style:style style:family="table-cell" style:name="Tableau17.A1">
      <style:table-cell-properties fo:border-bottom="0.05pt solid #000000" fo:border-left="0.05pt solid #000000" fo:border-right="none" fo:border-top="0.05pt solid #000000" fo:padding="0.097cm"/>
    </style:style>
    <style:style style:family="table-cell" style:name="Tableau17.B1">
      <style:table-cell-properties fo:border="0.05pt solid #000000" fo:padding="0.097cm"/>
    </style:style>
    <style:style style:family="table" style:name="Tableau1">
      <style:table-properties fo:margin-left="0.118cm" style:width="19.798cm" table:align="left"/>
    </style:style>
    <style:style style:family="table-column" style:name="Tableau1.A">
      <style:table-column-properties style:column-width="10.215cm"/>
    </style:style>
    <style:style style:family="table-column" style:name="Tableau1.B">
      <style:table-column-properties style:column-width="9.583cm"/>
    </style:style>
    <style:style style:family="table-cell" style:name="Tableau1.A1">
      <style:table-cell-properties fo:border-bottom="none" fo:border-left="0.8pt solid #000000" fo:border-right="0.8pt solid #000000" fo:border-top="0.8pt solid #000000" fo:padding="0.097cm"/>
    </style:style>
    <style:style style:family="table-cell" style:name="Tableau1.A2">
      <style:table-cell-properties fo:border-bottom="0.05pt solid #000000" fo:border-left="0.8pt solid #000000" fo:border-right="none" fo:border-top="none" fo:padding="0.097cm"/>
    </style:style>
    <style:style style:family="table-cell" style:name="Tableau1.B2">
      <style:table-cell-properties fo:border-bottom="0.05pt solid #000000" fo:border-left="none" fo:border-right="0.8pt solid #000000" fo:border-top="none" fo:padding="0.097cm"/>
    </style:style>
    <style:style style:family="table-cell" style:name="Tableau1.A3">
      <style:table-cell-properties fo:border-bottom="0.8pt solid #000000" fo:border-left="0.8pt solid #000000" fo:border-right="0.8pt solid #000000" fo:border-top="none" fo:padding="0.097cm"/>
    </style:style>
    <style:style style:family="table" style:name="Tableau2">
      <style:table-properties fo:margin-left="0.118cm" style:width="19.789cm" table:align="left"/>
    </style:style>
    <style:style style:family="table-column" style:name="Tableau2.A">
      <style:table-column-properties style:column-width="7.461cm"/>
    </style:style>
    <style:style style:family="table-column" style:name="Tableau2.B">
      <style:table-column-properties style:column-width="12.328cm"/>
    </style:style>
    <style:style style:family="table-cell" style:name="Tableau2.A1">
      <style:table-cell-properties fo:border-bottom="0.8pt solid #000000" fo:border-left="0.8pt solid #000000" fo:border-right="none" fo:border-top="0.8pt solid #000000" fo:padding="0.097cm"/>
    </style:style>
    <style:style style:family="table-cell" style:name="Tableau2.B1">
      <style:table-cell-properties fo:border-bottom="0.8pt solid #000000" fo:border-left="none" fo:border-right="0.8pt solid #000000" fo:border-top="0.8pt solid #000000" fo:padding="0.097cm"/>
    </style:style>
    <style:style style:family="table" style:name="Tableau3">
      <style:table-properties fo:margin-left="0.116cm" style:width="19.764cm" table:align="left"/>
    </style:style>
    <style:style style:family="table-column" style:name="Tableau3.A">
      <style:table-column-properties style:column-width="5.398cm"/>
    </style:style>
    <style:style style:family="table-column" style:name="Tableau3.B">
      <style:table-column-properties style:column-width="4.895cm"/>
    </style:style>
    <style:style style:family="table-column" style:name="Tableau3.C">
      <style:table-column-properties style:column-width="4.657cm"/>
    </style:style>
    <style:style style:family="table-column" style:name="Tableau3.D">
      <style:table-column-properties style:column-width="4.815cm"/>
    </style:style>
    <style:style style:family="table-row" style:name="Tableau3.1">
      <style:table-row-properties style:min-row-height="1.429cm"/>
    </style:style>
    <style:style style:family="table-cell" style:name="Tableau3.A1">
      <style:table-cell-properties fo:border-bottom="0.05pt solid #000000" fo:border-left="0.8pt solid #000000" fo:border-right="none" fo:border-top="0.8pt solid #000000" fo:padding-bottom="0.049cm" fo:padding-left="0.101cm" fo:padding-right="0.101cm" fo:padding-top="0.049cm"/>
    </style:style>
    <style:style style:family="table-cell" style:name="Tableau3.B1">
      <style:table-cell-properties fo:border-bottom="0.05pt solid #000000" fo:border-left="0.8pt solid #000000" fo:border-right="0.8pt solid #000000" fo:border-top="0.8pt solid #000000" fo:padding-bottom="0.049cm" fo:padding-left="0.101cm" fo:padding-right="0.101cm" fo:padding-top="0.049cm"/>
    </style:style>
    <style:style style:family="table-cell" style:name="Tableau3.A2">
      <style:table-cell-properties fo:border-bottom="0.05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2">
      <style:table-cell-properties fo:border-bottom="0.05pt solid #000000" fo:border-left="0.8pt solid #000000" fo:border-right="0.8pt solid #000000" fo:border-top="none" fo:padding-bottom="0.049cm" fo:padding-left="0.101cm" fo:padding-right="0.101cm" fo:padding-top="0.049cm"/>
    </style:style>
    <style:style style:family="table-row" style:name="Tableau3.4">
      <style:table-row-properties style:min-row-height="0.556cm"/>
    </style:style>
    <style:style style:family="table-cell" style:name="Tableau3.C5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 style:vertical-align="middle"/>
    </style:style>
    <style:style style:family="table-cell" style:name="Tableau3.D5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 style:vertical-align="middle"/>
    </style:style>
    <style:style style:family="table-cell" style:name="Tableau3.B6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B7">
      <style:table-cell-properties fo:border-bottom="0.05pt solid #000000" fo:border-left="0.8pt solid #000000" fo:border-right="0.8pt solid #000000" fo:border-top="none" fo:padding-bottom="0.049cm" fo:padding-left="0.101cm" fo:padding-right="0.101cm" fo:padding-top="0.049cm" style:vertical-align="middle"/>
    </style:style>
    <style:style style:family="table-cell" style:name="Tableau3.B8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1">
      <style:table-row-properties style:min-row-height="2cm"/>
    </style:style>
    <style:style style:family="table-row" style:name="Tableau3.12">
      <style:table-row-properties style:min-row-height="0.773cm"/>
    </style:style>
    <style:style style:family="table-row" style:name="Tableau3.13">
      <style:table-row-properties style:min-row-height="0.092cm"/>
    </style:style>
    <style:style style:family="table-row" style:name="Tableau3.14">
      <style:table-row-properties style:min-row-height="3.103cm"/>
    </style:style>
    <style:style style:family="table-row" style:name="Tableau3.15">
      <style:table-row-properties style:min-row-height="0.661cm"/>
    </style:style>
    <style:style style:family="table-row" style:name="Tableau3.16">
      <style:table-row-properties style:min-row-height="1.349cm"/>
    </style:style>
    <style:style style:family="table-cell" style:name="Tableau3.A16">
      <style:table-cell-properties fo:border-bottom="none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6">
      <style:table-cell-properties fo:border-bottom="none" fo:border-left="0.8pt solid #000000" fo:border-right="0.8pt solid #000000" fo:border-top="0.05pt solid #000000" fo:padding-bottom="0.049cm" fo:padding-left="0.101cm" fo:padding-right="0.101cm" fo:padding-top="0.049cm"/>
    </style:style>
    <style:style style:family="table-row" style:name="Tableau3.17">
      <style:table-row-properties style:min-row-height="0.356cm"/>
    </style:style>
    <style:style style:family="table-cell" style:name="Tableau3.A17">
      <style:table-cell-properties fo:border-bottom="0.05pt solid #000000" fo:border-left="0.8pt solid #000000" fo:border-right="none" fo:border-top="0.05pt solid #000000" fo:padding-bottom="0.049cm" fo:padding-left="0.101cm" fo:padding-right="0.101cm" fo:padding-top="0.049cm"/>
    </style:style>
    <style:style style:family="table-cell" style:name="Tableau3.B17">
      <style:table-cell-properties fo:border-bottom="0.05pt solid #000000" fo:border-left="0.8pt solid #000000" fo:border-right="0.8pt solid #000000" fo:border-top="0.05pt solid #000000" fo:padding-bottom="0.049cm" fo:padding-left="0.101cm" fo:padding-right="0.101cm" fo:padding-top="0.049cm"/>
    </style:style>
    <style:style style:family="table-cell" style:name="Tableau3.A18">
      <style:table-cell-properties fo:border-bottom="0.8pt solid #000000" fo:border-left="0.8pt solid #000000" fo:border-right="none" fo:border-top="none" fo:padding-bottom="0.049cm" fo:padding-left="0.101cm" fo:padding-right="0.101cm" fo:padding-top="0.049cm"/>
    </style:style>
    <style:style style:family="table-cell" style:name="Tableau3.B18">
      <style:table-cell-properties fo:border-bottom="0.8pt solid #000000" fo:border-left="0.8pt solid #000000" fo:border-right="0.8pt solid #000000" fo:border-top="none" fo:padding-bottom="0.049cm" fo:padding-left="0.101cm" fo:padding-right="0.101cm" fo:padding-top="0.049cm"/>
    </style:style>
    <style:style style:family="table" style:name="Tableau6">
      <style:table-properties style:width="14.166cm" table:align="margins"/>
    </style:style>
    <style:style style:family="table-column" style:name="Tableau6.A">
      <style:table-column-properties style:column-width="3.54cm" style:rel-column-width="16377*"/>
    </style:style>
    <style:style style:family="table-column" style:name="Tableau6.B">
      <style:table-column-properties style:column-width="3.087cm" style:rel-column-width="14283*"/>
    </style:style>
    <style:style style:family="table-column" style:name="Tableau6.C">
      <style:table-column-properties style:column-width="4.436cm" style:rel-column-width="20524*"/>
    </style:style>
    <style:style style:family="table-column" style:name="Tableau6.D">
      <style:table-column-properties style:column-width="3.103cm" style:rel-column-width="14351*"/>
    </style:style>
    <style:style style:family="table-cell" style:name="Tableau6.A1">
      <style:table-cell-properties fo:border="none" fo:padding="0cm"/>
    </style:style>
    <style:style style:family="table" style:name="Tableau5">
      <style:table-properties style:width="14.166cm" table:align="margins"/>
    </style:style>
    <style:style style:family="table-column" style:name="Tableau5.A">
      <style:table-column-properties style:column-width="3.517cm" style:rel-column-width="16269*"/>
    </style:style>
    <style:style style:family="table-column" style:name="Tableau5.B">
      <style:table-column-properties style:column-width="1.947cm" style:rel-column-width="9010*"/>
    </style:style>
    <style:style style:family="table-column" style:name="Tableau5.C">
      <style:table-column-properties style:column-width="3.036cm" style:rel-column-width="14041*"/>
    </style:style>
    <style:style style:family="table-column" style:name="Tableau5.D">
      <style:table-column-properties style:column-width="1.887cm" style:rel-column-width="8735*"/>
    </style:style>
    <style:style style:family="table-column" style:name="Tableau5.E">
      <style:table-column-properties style:column-width="3.778cm" style:rel-column-width="17480*"/>
    </style:style>
    <style:style style:family="table-cell" style:name="Tableau5.A1">
      <style:table-cell-properties fo:border="none" fo:padding="0cm"/>
    </style:style>
    <style:style style:family="table" style:name="Tableau7">
      <style:table-properties style:width="14.166cm" table:align="margins"/>
    </style:style>
    <style:style style:family="table-column" style:name="Tableau7.A">
      <style:table-column-properties style:column-width="14.166cm" style:rel-column-width="65535*"/>
    </style:style>
    <style:style style:family="table-cell" style:name="Tableau7.A1">
      <style:table-cell-properties fo:border="none" fo:padding="0cm"/>
    </style:style>
    <style:style style:family="table" style:name="Tableau8">
      <style:table-properties style:width="14.166cm" table:align="margins"/>
    </style:style>
    <style:style style:family="table-column" style:name="Tableau8.A">
      <style:table-column-properties style:column-width="9.13cm" style:rel-column-width="42235*"/>
    </style:style>
    <style:style style:family="table-column" style:name="Tableau8.B">
      <style:table-column-properties style:column-width="2.055cm" style:rel-column-width="9509*"/>
    </style:style>
    <style:style style:family="table-column" style:name="Tableau8.C">
      <style:table-column-properties style:column-width="2.981cm" style:rel-column-width="13791*"/>
    </style:style>
    <style:style style:family="table-cell" style:name="Tableau8.A1">
      <style:table-cell-properties fo:border="none" fo:padding="0cm"/>
    </style:style>
    <style:style style:family="table" style:name="Tableau9">
      <style:table-properties style:width="14.166cm" table:align="margins"/>
    </style:style>
    <style:style style:family="table-column" style:name="Tableau9.A">
      <style:table-column-properties style:column-width="14.166cm" style:rel-column-width="65535*"/>
    </style:style>
    <style:style style:family="table-cell" style:name="Tableau9.A1">
      <style:table-cell-properties fo:border="none" fo:padding="0cm"/>
    </style:style>
    <style:style style:family="table" style:name="Tableau12">
      <style:table-properties style:width="14.136cm" table:align="left"/>
    </style:style>
    <style:style style:family="table-column" style:name="Tableau12.A">
      <style:table-column-properties style:column-width="0.609cm"/>
    </style:style>
    <style:style style:family="table-column" style:name="Tableau12.B">
      <style:table-column-properties style:column-width="13.527cm"/>
    </style:style>
    <style:style style:family="table-cell" style:name="Tableau12.A1">
      <style:table-cell-properties fo:border="none" fo:padding="0.097cm"/>
    </style:style>
    <style:style style:family="table" style:name="Tableau4">
      <style:table-properties fo:margin-left="0cm" style:width="14.169cm" table:align="left"/>
    </style:style>
    <style:style style:family="table-column" style:name="Tableau4.A">
      <style:table-column-properties style:column-width="3.353cm"/>
    </style:style>
    <style:style style:family="table-column" style:name="Tableau4.B">
      <style:table-column-properties style:column-width="3.327cm"/>
    </style:style>
    <style:style style:family="table-column" style:name="Tableau4.C">
      <style:table-column-properties style:column-width="3.463cm"/>
    </style:style>
    <style:style style:family="table-column" style:name="Tableau4.D">
      <style:table-column-properties style:column-width="4.027cm"/>
    </style:style>
    <style:style style:family="table-cell" style:name="Tableau4.A1">
      <style:table-cell-properties fo:border="none" fo:padding="0cm"/>
    </style:style>
    <style:style style:family="paragraph" style:name="P1" style:parent-style-name="Standard">
      <style:paragraph-properties fo:text-align="center" style:justify-single-word="false"/>
      <style:text-properties fo:font-size="8pt" style:font-name="Calibri1" style:font-size-asian="8pt"/>
    </style:style>
    <style:style style:family="paragraph" style:name="P2" style:parent-style-name="Standard">
      <style:text-properties fo:font-size="10pt" style:font-name="Calibri1" style:font-size-asian="10pt" style:font-size-complex="10pt"/>
    </style:style>
    <style:style style:family="paragraph" style:name="P3" style:parent-style-name="Standard">
      <style:paragraph-properties fo:text-align="start" style:justify-single-word="false"/>
      <style:text-properties fo:font-size="10pt" fo:font-style="normal" fo:font-weight="normal" style:font-name="Calibri1" style:font-size-asian="10pt" style:font-size-complex="12pt" style:font-style-asian="normal" style:font-style-complex="normal" style:font-weight-asian="normal" style:font-weight-complex="normal"/>
    </style:style>
    <style:style style:family="paragraph" style:name="P4" style:parent-style-name="Standard">
      <style:paragraph-properties fo:text-align="start" style:justify-single-word="false"/>
      <style:text-properties fo:font-size="10pt" fo:font-style="normal" fo:font-weight="bold" style:font-name="Calibri1" style:font-size-asian="10pt" style:font-size-complex="12pt" style:font-style-asian="normal" style:font-style-complex="normal" style:font-weight-asian="bold" style:font-weight-complex="bold"/>
    </style:style>
    <style:style style:family="paragraph" style:name="P5" style:parent-style-name="Standard">
      <style:paragraph-properties fo:text-align="start" style:justify-single-word="false"/>
      <style:text-properties fo:font-size="10pt" fo:font-weight="normal" style:font-name="Calibri1" style:font-size-asian="10pt" style:font-size-complex="12pt" style:font-weight-asian="normal" style:font-weight-complex="normal"/>
    </style:style>
    <style:style style:family="paragraph" style:name="P6" style:parent-style-name="Standard">
      <style:paragraph-properties fo:text-align="center" style:justify-single-word="false"/>
      <style:text-properties style:font-name="Calibri1"/>
    </style:style>
    <style:style style:family="paragraph" style:name="P7" style:parent-style-name="Standard">
      <style:paragraph-properties>
        <style:tab-stops>
          <style:tab-stop style:leader-style="dotted" style:leader-text="." style:position="9.001cm"/>
        </style:tab-stops>
      </style:paragraph-properties>
      <style:text-properties fo:font-size="2pt" style:font-name="Calibri1" style:font-size-asian="1.75pt" style:font-size-complex="2pt"/>
    </style:style>
    <style:style style:family="paragraph" style:name="P8" style:parent-style-name="Standard">
      <style:text-properties fo:font-size="12pt" style:font-name="Calibri1" style:font-size-asian="12pt" style:font-size-complex="12pt" style:text-underline-style="none"/>
    </style:style>
    <style:style style:family="paragraph" style:name="P9" style:parent-style-name="Standard">
      <style:paragraph-properties fo:text-align="start" style:justify-single-word="false"/>
      <style:text-properties fo:font-size="12pt" fo:font-style="normal" fo:font-weight="normal" style:font-name="Calibri1" style:font-size-asian="12pt" style:font-size-complex="12pt" style:font-style-asian="normal" style:font-style-complex="normal" style:font-weight-asian="normal" style:font-weight-complex="normal"/>
    </style:style>
    <style:style style:family="paragraph" style:name="P10" style:parent-style-name="Standard">
      <style:text-properties fo:font-size="9pt" style:font-name="Calibri1" style:font-size-asian="9pt" style:font-size-complex="9pt"/>
    </style:style>
    <style:style style:family="paragraph" style:name="P11" style:parent-style-name="Standard">
      <style:paragraph-properties fo:line-height="115%"/>
      <style:text-properties fo:font-size="9pt" style:font-name="Calibri1" style:font-size-asian="9pt" style:font-size-complex="9pt"/>
    </style:style>
    <style:style style:family="paragraph" style:name="P12" style:parent-style-name="Standard">
      <style:paragraph-properties fo:line-height="150%"/>
      <style:text-properties fo:font-size="9pt" style:font-name="Calibri1" style:font-size-asian="9pt" style:font-size-complex="9pt"/>
    </style:style>
    <style:style style:family="paragraph" style:name="P13" style:parent-style-name="Standard">
      <style:paragraph-properties>
        <style:tab-stops>
          <style:tab-stop style:leader-style="dotted" style:leader-text="." style:position="10.001cm"/>
        </style:tab-stops>
      </style:paragraph-properties>
      <style:text-properties fo:font-size="9pt" style:font-name="Calibri1" style:font-size-asian="9pt" style:font-size-complex="9pt"/>
    </style:style>
    <style:style style:family="paragraph" style:name="P14" style:parent-style-name="Standard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15" style:parent-style-name="Standard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16" style:parent-style-name="Standard">
      <style:paragraph-properties fo:text-align="center" style:justify-single-word="false"/>
      <style:text-properties fo:font-size="9pt" style:font-name="Calibri1" style:font-size-asian="9pt" style:font-size-complex="9pt"/>
    </style:style>
    <style:style style:family="paragraph" style:name="P17" style:parent-style-name="Standard">
      <style:paragraph-properties fo:text-align="end" style:justify-single-word="false"/>
      <style:text-properties fo:font-size="9pt" style:font-name="Calibri1" style:font-size-asian="9pt" style:font-size-complex="9pt"/>
    </style:style>
    <style:style style:family="paragraph" style:name="P18" style:parent-style-name="Standard">
      <style:paragraph-properties fo:text-align="start" style:justify-single-word="false"/>
      <style:text-properties fo:font-size="9pt" fo:font-style="normal" fo:font-weight="bold" style:font-name="Calibri1" style:font-size-asian="9pt" style:font-size-complex="9pt" style:font-style-asian="normal" style:font-style-complex="normal" style:font-weight-asian="bold" style:font-weight-complex="bold"/>
    </style:style>
    <style:style style:family="paragraph" style:name="P19" style:parent-style-name="Standard">
      <style:paragraph-properties fo:text-align="start" style:justify-single-word="false"/>
      <style:text-properties fo:font-size="9pt" fo:font-style="normal" fo:font-weight="normal" style:font-name="Calibri1" style:font-size-asian="9pt" style:font-size-complex="9pt" style:font-style-asian="normal" style:font-style-complex="normal" style:font-weight-asian="normal" style:font-weight-complex="normal"/>
    </style:style>
    <style:style style:family="paragraph" style:name="P20" style:parent-style-name="Standard"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1" style:parent-style-name="Standard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/>
    </style:style>
    <style:style style:family="paragraph" style:name="P22" style:parent-style-name="Standard">
      <style:text-properties fo:font-size="9pt" fo:font-weight="bold" style:font-name="Calibri1" style:font-size-asian="9pt" style:font-size-complex="9pt" style:font-weight-asian="bold"/>
    </style:style>
    <style:style style:family="paragraph" style:name="P23" style:parent-style-name="Standard"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4" style:parent-style-name="Standard">
      <style:paragraph-properties fo:text-align="start" style:justify-single-word="false"/>
      <style:text-properties fo:font-size="9pt" fo:font-weight="bold" style:font-name="Calibri1" style:font-size-asian="9pt" style:font-size-complex="9pt" style:font-weight-asian="bold" style:font-weight-complex="bold"/>
    </style:style>
    <style:style style:family="paragraph" style:name="P25" style:parent-style-name="Standard">
      <style:paragraph-properties fo:line-height="150%"/>
      <style:text-properties fo:font-size="9pt" fo:font-weight="bold" style:font-name="Calibri1" style:font-size-asian="9pt" style:font-size-complex="9pt" style:font-weight-asian="bold"/>
    </style:style>
    <style:style style:family="paragraph" style:name="P26" style:parent-style-name="Standard">
      <style:paragraph-properties fo:text-align="center" style:justify-single-word="false"/>
      <style:text-properties fo:font-size="14pt" fo:font-weight="bold" fo:text-transform="uppercase" style:font-name="Calibri1" style:font-size-asian="14pt" style:font-size-complex="14pt" style:font-weight-asian="bold"/>
    </style:style>
    <style:style style:family="paragraph" style:name="P27" style:parent-style-name="Standard">
      <style:text-properties fo:color="#0070c0" fo:font-size="9pt" style:font-name="Calibri1" style:font-size-asian="9pt" style:font-size-complex="9pt"/>
    </style:style>
    <style:style style:family="paragraph" style:name="P28" style:parent-style-name="Standard">
      <style:paragraph-properties fo:text-align="start" style:justify-single-word="false"/>
      <style:text-properties fo:color="#00b050" fo:font-size="9pt" fo:font-style="normal" fo:font-weight="bold" style:font-name="Calibri1" style:font-size-asian="9pt" style:font-size-complex="9pt" style:font-style-asian="normal" style:font-style-complex="normal" style:font-weight-asian="bold" style:font-weight-complex="normal"/>
    </style:style>
    <style:style style:family="paragraph" style:name="P29" style:parent-style-name="Standard">
      <style:paragraph-properties fo:margin-bottom="0cm" fo:margin-top="0.423cm" fo:text-align="center" loext:contextual-spacing="false" style:justify-single-word="false"/>
      <style:text-properties style:font-name="Calibri1"/>
    </style:style>
    <style:style style:family="paragraph" style:name="P30" style:parent-style-name="UrbanTitle">
      <style:text-properties fo:font-size="12pt" style:font-name="Calibri1" style:font-size-asian="12pt" style:font-size-complex="12pt" style:text-underline-style="none"/>
    </style:style>
    <style:style style:family="paragraph" style:name="P31" style:parent-style-name="UrbanTitle">
      <style:paragraph-properties fo:text-align="start" style:justify-single-word="false"/>
      <style:text-properties fo:font-size="12pt" style:font-name="Calibri1" style:font-size-asian="12pt" style:font-size-complex="12pt" style:text-underline-style="none"/>
    </style:style>
    <style:style style:family="paragraph" style:name="P32" style:parent-style-name="UrbanTitle">
      <style:text-properties fo:font-size="12pt" fo:font-weight="normal" style:font-name="Calibri1" style:font-size-asian="12pt" style:font-size-complex="12pt" style:font-weight-asian="normal" style:font-weight-complex="normal" style:text-underline-style="none"/>
    </style:style>
    <style:style style:family="paragraph" style:name="P33" style:parent-style-name="UrbanTitle">
      <style:text-properties fo:font-size="12pt" fo:font-weight="normal" officeooo:paragraph-rsid="0019bfff" style:font-name="Calibri1" style:font-size-asian="12pt" style:font-size-complex="12pt" style:font-weight-asian="normal" style:font-weight-complex="normal" style:text-underline-style="none"/>
    </style:style>
    <style:style style:family="paragraph" style:name="P34" style:parent-style-name="UrbanTitle">
      <style:paragraph-properties fo:text-align="start" style:justify-single-word="false"/>
      <style:text-properties fo:font-size="8pt" fo:font-weight="normal" style:font-name="Calibri1" style:font-size-asian="7pt" style:font-size-complex="8pt" style:font-weight-asian="normal" style:font-weight-complex="normal" style:text-underline-style="none"/>
    </style:style>
    <style:style style:family="paragraph" style:name="P35" style:parent-style-name="UrbanBody_20_"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6" style:parent-style-name="UrbanBody_20_">
      <style:paragraph-properties fo:text-align="center" style:justify-single-word="false"/>
      <style:text-properties fo:font-size="10pt" fo:font-weight="bold" style:font-name="Calibri1" style:font-size-asian="10pt" style:font-size-complex="10pt" style:font-weight-asian="bold" style:font-weight-complex="bold"/>
    </style:style>
    <style:style style:family="paragraph" style:name="P37" style:parent-style-name="UrbanBody_20_">
      <style:paragraph-properties fo:line-height="150%" fo:text-align="start" style:justify-single-word="false"/>
      <style:text-properties fo:font-size="10pt" fo:font-weight="bold" style:font-name="Calibri1" style:font-size-asian="10pt" style:font-size-complex="10pt" style:font-weight-asian="bold"/>
    </style:style>
    <style:style style:family="paragraph" style:name="P38" style:parent-style-name="UrbanBody_20_"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39" style:parent-style-name="UrbanBody_20_">
      <style:paragraph-properties fo:text-align="center" style:justify-single-word="false"/>
      <style:text-properties fo:font-size="10pt" fo:font-weight="normal" style:font-name="Calibri1" style:font-size-asian="10pt" style:font-size-complex="10pt" style:font-weight-asian="normal" style:font-weight-complex="normal"/>
    </style:style>
    <style:style style:family="paragraph" style:name="P40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color="font-color" style:text-underline-style="solid" style:text-underline-width="auto"/>
    </style:style>
    <style:style style:family="paragraph" style:name="P41" style:parent-style-name="UrbanBody_20_">
      <style:text-properties fo:font-size="10pt" style:font-name="Calibri1" style:font-size-asian="10pt" style:font-size-complex="10pt"/>
    </style:style>
    <style:style style:family="paragraph" style:name="P42" style:parent-style-name="UrbanBody_20_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43" style:parent-style-name="UrbanBody_20_">
      <style:paragraph-properties fo:text-align="end" style:justify-single-word="false"/>
      <style:text-properties fo:font-size="10pt" style:font-name="Calibri1" style:font-size-asian="10pt" style:font-size-complex="10pt"/>
    </style:style>
    <style:style style:family="paragraph" style:name="P44" style:parent-style-name="UrbanBody_20_">
      <style:text-properties fo:font-size="10pt" fo:font-weight="bold" style:font-name="Calibri1" style:font-size-asian="10pt" style:font-size-complex="10pt" style:font-weight-asian="bold" style:font-weight-complex="bold" style:text-underline-style="none"/>
    </style:style>
    <style:style style:family="paragraph" style:name="P45" style:parent-style-name="UrbanBody_20_">
      <style:paragraph-properties fo:text-align="start" style:justify-single-word="false"/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6" style:parent-style-name="UrbanBody_20_">
      <style:paragraph-properties fo:text-align="center" style:justify-single-word="false"/>
      <style:text-properties fo:font-size="10pt" fo:font-style="normal" fo:font-weight="normal" officeooo:paragraph-rsid="001966b1" style:font-name="Calibri1" style:font-size-asian="10pt" style:font-size-complex="10pt" style:font-style-asian="normal" style:font-style-complex="normal" style:font-weight-asian="normal" style:font-weight-complex="normal"/>
    </style:style>
    <style:style style:family="paragraph" style:name="P47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0pt" fo:font-style="normal" fo:font-weight="normal" style:font-name="Calibri1" style:font-size-asian="10pt" style:font-size-complex="10pt" style:font-style-asian="normal" style:font-style-complex="normal" style:font-weight-asian="normal" style:font-weight-complex="normal" style:text-underline-style="none"/>
    </style:style>
    <style:style style:family="paragraph" style:name="P48" style:parent-style-name="UrbanBody_20_">
      <style:text-properties fo:font-size="4pt" style:font-name="Calibri1" style:font-size-asian="3.5pt" style:font-size-complex="4pt"/>
    </style:style>
    <style:style style:family="paragraph" style:name="P49" style:parent-style-name="UrbanBody_20_">
      <style:paragraph-properties fo:text-align="center" style:justify-single-word="false"/>
      <style:text-properties fo:font-size="4pt" fo:font-style="normal" fo:font-weight="normal" style:font-name="Calibri1" style:font-size-asian="3.5pt" style:font-size-complex="4pt" style:font-style-asian="normal" style:font-style-complex="normal" style:font-weight-asian="normal" style:font-weight-complex="normal"/>
    </style:style>
    <style:style style:family="paragraph" style:name="P50" style:parent-style-name="UrbanBody_20_">
      <style:paragraph-properties fo:text-align="start" style:justify-single-word="false"/>
      <style:text-properties fo:font-size="10.5pt" fo:font-weight="normal" style:font-name="Calibri1" style:font-size-asian="10.5pt" style:font-size-complex="10.5pt" style:font-weight-asian="normal" style:font-weight-complex="normal" style:text-underline-style="none"/>
    </style:style>
    <style:style style:family="paragraph" style:name="P51" style:parent-style-name="UrbanBody_20_">
      <style:text-properties fo:font-size="9.5pt" style:font-name="Calibri1" style:font-size-asian="9.5pt" style:font-size-complex="9.5pt"/>
    </style:style>
    <style:style style:family="paragraph" style:name="P52" style:parent-style-name="UrbanBody_20_">
      <style:paragraph-properties fo:text-align="start" style:justify-single-word="false"/>
      <style:text-properties fo:font-size="9pt" fo:font-weight="normal" style:font-name="Calibri1" style:font-size-asian="9pt" style:font-size-complex="9pt" style:font-weight-asian="normal" style:font-weight-complex="normal" style:text-underline-style="none"/>
    </style:style>
    <style:style style:family="paragraph" style:name="P53" style:parent-style-name="UrbanBody_20_">
      <style:text-properties fo:font-size="9pt" style:font-name="Calibri1" style:font-size-asian="9pt" style:font-size-complex="9pt"/>
    </style:style>
    <style:style style:family="paragraph" style:name="P54" style:parent-style-name="UrbanBody_20_">
      <style:paragraph-properties>
        <style:tab-stops>
          <style:tab-stop style:leader-style="dotted" style:leader-text="." style:position="14.002cm"/>
        </style:tab-stops>
      </style:paragraph-properties>
      <style:text-properties fo:font-size="9pt" style:font-name="Calibri1" style:font-size-asian="9pt" style:font-size-complex="9pt"/>
    </style:style>
    <style:style style:family="paragraph" style:name="P55" style:parent-style-name="UrbanBody_20_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6" style:parent-style-name="UrbanBody_20_">
      <style:text-properties fo:font-size="10pt" fo:font-style="normal" fo:font-weight="bold" fo:letter-spacing="normal" fo:text-shadow="none" style:font-name="Calibri1" style:font-name-asian="DejaVu Sans1" style:font-name-complex="DejaVu Sans1" style:font-size-asian="10pt" style:font-size-complex="10pt" style:font-style-asian="normal" style:font-style-complex="normal" style:font-weight-asian="bold" style:font-weight-complex="bold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paragraph" style:name="P57" style:parent-style-name="Table_20_Contents">
      <style:paragraph-properties fo:text-align="start" style:justify-single-word="false"/>
      <style:text-properties fo:font-size="10pt" style:font-name="Calibri1" style:font-size-asian="10pt" style:font-size-complex="10pt"/>
    </style:style>
    <style:style style:family="paragraph" style:name="P58" style:parent-style-name="Table_20_Contents">
      <style:paragraph-properties fo:text-align="start" style:justify-single-word="false"/>
      <style:text-properties fo:font-size="9pt" style:font-name="Calibri1" style:font-size-asian="9pt" style:font-size-complex="9pt"/>
    </style:style>
    <style:style style:family="paragraph" style:name="P59" style:parent-style-name="UrbanTitle">
      <style:paragraph-properties fo:margin-left="0cm" fo:margin-right="-0.199cm" fo:text-indent="0cm" style:auto-text-indent="false"/>
      <style:text-properties fo:font-size="2pt" style:font-name="Calibri1" style:font-size-asian="1.75pt" style:font-size-complex="2pt" style:text-underline-style="none"/>
    </style:style>
    <style:style style:family="paragraph" style:name="P60" style:parent-style-name="Standard">
      <style:paragraph-properties fo:margin-bottom="0cm" fo:margin-top="0.212cm" fo:text-align="center" loext:contextual-spacing="false" style:justify-single-word="false"/>
      <style:text-properties style:font-name="Calibri1"/>
    </style:style>
    <style:style style:family="paragraph" style:name="P61" style:parent-style-name="Standard">
      <style:paragraph-properties fo:margin-bottom="0cm" fo:margin-left="0.501cm" fo:margin-right="0cm" fo:margin-top="0.212cm" fo:text-align="center" fo:text-indent="0cm" loext:contextual-spacing="false" style:auto-text-indent="false" style:justify-single-word="false"/>
      <style:text-properties fo:font-size="2pt" style:font-name="Calibri1" style:font-size-asian="1.75pt" style:font-size-complex="2pt"/>
    </style:style>
    <style:style style:family="paragraph" style:name="P62" style:parent-style-name="Standard">
      <style:paragraph-properties fo:line-height="150%" fo:margin-left="-0.125cm" fo:margin-right="0cm" fo:text-indent="0cm" style:auto-text-indent="false">
        <style:tab-stops>
          <style:tab-stop style:position="0.123cm"/>
        </style:tab-stops>
      </style:paragraph-properties>
      <style:text-properties fo:font-size="9pt" style:font-name="Calibri1" style:font-size-asian="9pt" style:font-size-complex="9pt"/>
    </style:style>
    <style:style style:family="paragraph" style:name="P63" style:parent-style-name="Standard">
      <style:paragraph-properties fo:margin-left="-0.012cm" fo:margin-right="0.002cm" fo:text-indent="0cm" style:auto-text-indent="false"/>
      <style:text-properties fo:font-size="9pt" style:font-name="Calibri1" style:font-size-asian="9pt" style:font-size-complex="9pt"/>
    </style:style>
    <style:style style:family="paragraph" style:name="P64" style:parent-style-name="UrbanBody_20_">
      <style:paragraph-properties fo:margin-left="0.002cm" fo:margin-right="-0.335cm" fo:text-indent="0cm" style:auto-text-indent="false"/>
      <style:text-properties fo:font-size="9pt" style:font-name="Calibri1" style:font-size-asian="9pt" style:font-size-complex="9pt"/>
    </style:style>
    <style:style style:family="paragraph" style:name="P65" style:parent-style-name="Standard">
      <style:paragraph-properties fo:margin-left="-0.011cm" fo:margin-right="0.007cm" fo:text-indent="0cm" style:auto-text-indent="false"/>
      <style:text-properties fo:font-size="9pt" style:font-name="Calibri1" style:font-size-asian="9pt" style:font-size-complex="9pt"/>
    </style:style>
    <style:style style:family="paragraph" style:name="P6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paragraph" style:name="P67">
      <style:paragraph-properties fo:text-align="start"/>
      <style:text-properties fo:font-size="12pt" fo:font-style="normal" fo:font-weight="normal" style:font-name="Arial" style:text-line-through-style="none" style:text-line-through-type="none" style:text-underline-style="none"/>
    </style:style>
    <style:style style:family="text" style:name="T1">
      <style:text-properties style:text-underline-style="none"/>
    </style:style>
    <style:style style:family="text" style:name="T2">
      <style:text-properties fo:font-weight="bold" style:font-weight-asian="bold" style:font-weight-complex="bold" style:text-underline-style="none"/>
    </style:style>
    <style:style style:family="text" style:name="T3">
      <style:text-properties fo:font-weight="normal" style:font-weight-asian="normal" style:font-weight-complex="normal" style:text-underline-style="none"/>
    </style:style>
    <style:style style:family="text" style:name="T4">
      <style:text-properties fo:background-color="transparent" fo:font-weight="normal" loext:char-shading-value="0" style:font-weight-asian="normal" style:font-weight-complex="normal" style:text-underline-style="none"/>
    </style:style>
    <style:style style:family="text" style:name="T5">
      <style:text-properties fo:font-weight="bold" style:font-weight-asian="bold"/>
    </style:style>
    <style:style style:family="text" style:name="T6">
      <style:text-properties fo:font-weight="bold" style:font-weight-asian="bold" style:font-weight-complex="bold"/>
    </style:style>
    <style:style style:family="text" style:name="T7">
      <style:text-properties fo:font-weight="bold" style:font-size-complex="10pt" style:font-weight-asian="bold" style:font-weight-complex="bold"/>
    </style:style>
    <style:style style:family="text" style:name="T8">
      <style:text-properties fo:background-color="transparent" fo:font-weight="bold" loext:char-shading-value="0" style:font-weight-asian="bold"/>
    </style:style>
    <style:style style:family="text" style:name="T9">
      <style:text-properties fo:background-color="transparent" fo:font-weight="bold" loext:char-shading-value="0" style:font-weight-asian="bold" style:font-weight-complex="bold"/>
    </style:style>
    <style:style style:family="text" style:name="T10">
      <style:text-properties fo:font-weight="normal" style:font-weight-asian="normal" style:font-weight-complex="normal"/>
    </style:style>
    <style:style style:family="text" style:name="T11">
      <style:text-properties fo:font-weight="normal" style:font-size-complex="10pt" style:font-weight-asian="normal" style:font-weight-complex="normal"/>
    </style:style>
    <style:style style:family="text" style:name="T12">
      <style:text-properties fo:background-color="transparent" fo:font-weight="normal" loext:char-shading-value="0" style:font-weight-asian="normal" style:font-weight-complex="normal"/>
    </style:style>
    <style:style style:family="text" style:name="T13">
      <style:text-properties style:text-underline-color="font-color" style:text-underline-style="solid" style:text-underline-width="auto"/>
    </style:style>
    <style:style style:family="text" style:name="T14">
      <style:text-properties fo:font-weight="normal" style:font-weight-asian="normal" style:font-weight-complex="normal" style:text-underline-color="font-color" style:text-underline-style="solid" style:text-underline-width="auto"/>
    </style:style>
    <style:style style:family="text" style:name="T15">
      <style:text-properties fo:font-weight="bold" style:font-weight-asian="bold" style:text-underline-color="font-color" style:text-underline-style="solid" style:text-underline-width="auto"/>
    </style:style>
    <style:style style:family="text" style:name="T16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17">
      <style:text-properties fo:background-color="transparent" fo:font-weight="bold" loext:char-shading-value="0" style:font-weight-asian="bold" style:text-underline-color="font-color" style:text-underline-style="solid" style:text-underline-width="auto"/>
    </style:style>
    <style:style style:family="text" style:name="T18">
      <style:text-properties fo:background-color="transparent" fo:font-weight="bold" loext:char-shading-value="0" style:font-weight-asian="bold" style:font-weight-complex="bold" style:text-underline-color="font-color" style:text-underline-style="solid" style:text-underline-width="auto"/>
    </style:style>
    <style:style style:family="text" style:name="T19">
      <style:text-properties fo:background-color="transparent" fo:font-weight="bold" loext:char-shading-value="0" style:font-weight-asian="bold" style:font-weight-complex="normal" style:text-underline-color="font-color" style:text-underline-style="solid" style:text-underline-width="auto"/>
    </style:style>
    <style:style style:family="text" style:name="T20">
      <style:text-properties fo:background-color="transparent" loext:char-shading-value="0" style:text-underline-color="font-color" style:text-underline-style="solid" style:text-underline-width="auto"/>
    </style:style>
    <style:style style:family="text" style:name="T21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2">
      <style:text-properties fo:font-style="normal" fo:font-weight="normal" fo:letter-spacing="normal" fo:text-shadow="none" style:font-name-asian="DejaVu Sans1" style:font-name-complex="DejaVu Sans1" style:font-style-asian="normal" style:font-style-complex="normal" style:font-weight-asian="normal" style:font-weight-complex="normal" style:letter-kerning="true" style:text-emphasize="none" style:text-line-through-style="none" style:text-line-through-type="none" style:text-outline="false" style:text-overline-color="font-color" style:text-overline-style="none" style:text-underline-style="none" style:use-window-font-color="true"/>
    </style:style>
    <style:style style:family="text" style:name="T23">
      <style:text-properties fo:font-style="normal" fo:letter-spacing="normal" fo:text-shadow="none" style:font-name-asian="DejaVu Sans1" style:font-name-complex="DejaVu Sans1" style:font-style-asian="normal" style:font-style-complex="normal" style:letter-kerning="true" style:text-emphasize="none" style:text-line-through-style="none" style:text-line-through-type="none" style:text-outline="false" style:text-overline-color="font-color" style:text-overline-style="none" style:text-underline-color="font-color" style:text-underline-style="solid" style:text-underline-width="auto" style:use-window-font-color="true"/>
    </style:style>
    <style:style style:family="text" style:name="T24">
      <style:text-properties fo:font-weight="bold" style:font-weight-asian="bold" style:use-window-font-color="true"/>
    </style:style>
    <style:style style:family="text" style:name="T25">
      <style:text-properties fo:font-weight="bold" style:font-weight-asian="bold" style:text-underline-color="font-color" style:text-underline-style="solid" style:text-underline-width="auto" style:use-window-font-color="true"/>
    </style:style>
    <style:style style:family="text" style:name="T26">
      <style:text-properties fo:font-style="normal" fo:font-weight="bold" style:font-style-asian="normal" style:font-style-complex="normal" style:font-weight-asian="bold" style:use-window-font-color="true"/>
    </style:style>
    <style:style style:family="text" style:name="T27">
      <style:text-properties fo:font-style="normal" fo:font-weight="bold" style:font-style-asian="normal" style:font-style-complex="normal" style:font-weight-asian="bold" style:text-underline-color="font-color" style:text-underline-style="solid" style:text-underline-width="auto" style:use-window-font-color="true"/>
    </style:style>
    <style:style style:family="text" style:name="T28">
      <style:text-properties fo:font-style="italic" style:font-style-asian="italic" style:text-underline-color="font-color" style:text-underline-style="solid" style:text-underline-width="auto"/>
    </style:style>
    <style:style style:family="text" style:name="T29">
      <style:text-properties fo:font-style="italic" style:font-style-asian="italic" style:font-style-complex="italic" style:text-underline-color="font-color" style:text-underline-style="solid" style:text-underline-width="auto"/>
    </style:style>
    <style:style style:family="text" style:name="T30">
      <style:text-properties fo:font-style="italic" fo:font-weight="normal" style:font-style-asian="italic" style:font-style-complex="italic" style:font-weight-asian="normal" style:font-weight-complex="normal" style:text-underline-color="font-color" style:text-underline-style="solid" style:text-underline-width="auto"/>
    </style:style>
    <style:style style:family="text" style:name="T31">
      <style:text-properties fo:background-color="transparent" fo:font-style="italic" fo:font-weight="bold" loext:char-shading-value="0" style:font-style-asian="italic" style:font-weight-asian="bold"/>
    </style:style>
    <style:style style:family="text" style:name="T32">
      <style:text-properties fo:font-style="italic" style:font-style-asian="italic"/>
    </style:style>
    <style:style style:family="text" style:name="T33">
      <style:text-properties fo:font-size="9pt" style:font-size-asian="9pt" style:font-size-complex="9pt"/>
    </style:style>
    <style:style style:family="text" style:name="T34">
      <style:text-properties fo:country="none" fo:font-size="9pt" fo:font-weight="normal" fo:language="zxx" style:country-asian="none" style:font-name-complex="Arial" style:font-size-asian="9pt" style:font-size-complex="9pt" style:font-weight-asian="normal" style:font-weight-complex="normal" style:language-asian="zxx"/>
    </style:style>
    <style:style style:family="text" style:name="T35">
      <style:text-properties fo:font-size="10.5pt" style:font-size-asian="10.5pt" style:font-size-complex="10.5pt"/>
    </style:style>
    <style:style style:family="text" style:name="T36">
      <style:text-properties fo:font-size="10.5pt" fo:font-weight="normal" style:font-size-asian="10.5pt" style:font-size-complex="10.5pt" style:font-weight-asian="normal" style:font-weight-complex="normal" style:text-underline-style="none"/>
    </style:style>
    <style:style style:family="text" style:name="T37">
      <style:text-properties fo:font-style="normal" style:font-style-asian="normal" style:font-style-complex="normal" style:text-underline-color="font-color" style:text-underline-style="solid" style:text-underline-width="auto"/>
    </style:style>
    <style:style style:family="text" style:name="T38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9">
      <style:text-properties fo:text-transform="uppercase"/>
    </style:style>
    <style:style style:family="text" style:name="T40">
      <style:text-properties fo:font-weight="bold" fo:text-transform="uppercase" style:font-weight-asian="bold"/>
    </style:style>
    <style:style style:family="text" style:name="T41">
      <style:text-properties fo:font-size="12pt" fo:font-weight="bold" fo:text-transform="uppercase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text" style:name="T42">
      <style:text-properties fo:text-transform="uppercase" style:text-underline-style="none"/>
    </style:style>
    <style:style style:family="text" style:name="T43">
      <style:text-properties fo:font-weight="bold" fo:text-transform="uppercase" style:font-weight-asian="bold" style:font-weight-complex="bold" style:text-underline-color="font-color" style:text-underline-style="solid" style:text-underline-width="auto"/>
    </style:style>
    <style:style style:family="text" style:name="T44">
      <style:text-properties fo:font-variant="small-caps"/>
    </style:style>
    <style:style style:family="text" style:name="T45">
      <style:text-properties fo:font-size="10pt" fo:font-weight="bold" style:font-size-asian="10pt" style:font-size-complex="10pt" style:font-weight-asian="bold" style:font-weight-complex="bold"/>
    </style:style>
    <style:style style:family="text" style:name="T46">
      <style:text-properties fo:font-size="10pt" style:font-size-asian="10pt"/>
    </style:style>
    <style:style style:family="text" style:name="T47">
      <style:text-properties fo:font-size="10pt" fo:font-weight="normal" style:font-size-asian="10pt" style:font-size-complex="10pt" style:font-weight-asian="normal" style:font-weight-complex="normal"/>
    </style:style>
    <style:style style:family="text" style:name="T48">
      <style:text-properties fo:color="#00b050"/>
    </style:style>
    <style:style style:family="text" style:name="T49">
      <style:text-properties fo:color="#00b050" fo:font-weight="bold" style:font-weight-asian="bold"/>
    </style:style>
    <style:style style:family="text" style:name="T50">
      <style:text-properties fo:color="#00b050" style:text-underline-color="font-color" style:text-underline-style="solid" style:text-underline-width="auto"/>
    </style:style>
    <style:style style:family="text" style:name="T51">
      <style:text-properties fo:color="#00b050" fo:font-weight="bold" style:font-weight-asian="bold" style:text-underline-color="font-color" style:text-underline-style="solid" style:text-underline-width="auto"/>
    </style:style>
    <style:style style:family="text" style:name="T52">
      <style:text-properties fo:color="#00b050" fo:font-style="normal" fo:font-weight="bold" style:font-style-asian="normal" style:font-style-complex="normal" style:font-weight-asian="bold"/>
    </style:style>
    <style:style style:family="text" style:name="T53">
      <style:text-properties fo:color="#00b050" style:text-underline-style="none"/>
    </style:style>
    <style:style style:family="text" style:name="T54">
      <style:text-properties fo:color="#00b050" fo:font-weight="bold" style:font-weight-asian="bold" style:text-underline-style="none"/>
    </style:style>
    <style:style style:family="text" style:name="T55">
      <style:text-properties fo:color="#00b050" fo:font-style="italic" style:font-style-asian="italic"/>
    </style:style>
    <style:style style:family="text" style:name="T56">
      <style:text-properties fo:color="#0070c0"/>
    </style:style>
    <style:style style:family="text" style:name="T57">
      <style:text-properties fo:color="#0070c0" style:text-underline-color="font-color" style:text-underline-style="solid" style:text-underline-width="auto"/>
    </style:style>
    <style:style style:family="text" style:name="T58">
      <style:text-properties fo:color="#0070c0" fo:font-weight="bold" style:font-weight-asian="bold" style:text-underline-color="font-color" style:text-underline-style="solid" style:text-underline-width="auto"/>
    </style:style>
    <style:style style:family="text" style:name="T59">
      <style:text-properties fo:color="#0070c0" fo:font-weight="bold" style:font-weight-asian="bold"/>
    </style:style>
    <style:style style:family="text" style:name="T60">
      <style:text-properties fo:color="#0070c0" fo:font-style="italic" style:font-style-asian="italic"/>
    </style:style>
    <style:style style:family="text" style:name="T61">
      <style:text-properties fo:color="#0070c0" fo:font-weight="normal" style:font-weight-asian="normal" style:font-weight-complex="normal"/>
    </style:style>
    <style:style style:family="text" style:name="T62">
      <style:text-properties fo:color="#e36c0a"/>
    </style:style>
    <style:style style:family="text" style:name="T63">
      <style:text-properties fo:color="#e36c0a" fo:font-weight="bold" style:font-weight-asian="bold"/>
    </style:style>
    <style:style style:family="text" style:name="T64">
      <style:text-properties fo:color="#e36c0a" fo:font-weight="bold" style:font-weight-asian="bold" style:text-underline-color="font-color" style:text-underline-style="solid" style:text-underline-width="auto"/>
    </style:style>
    <style:style style:family="text" style:name="T65">
      <style:text-properties style:font-size-complex="10pt"/>
    </style:style>
    <style:style style:family="text" style:name="T66">
      <style:text-properties fo:background-color="transparent" loext:char-shading-value="0"/>
    </style:style>
    <style:style style:family="text" style:name="T67">
      <style:text-properties fo:color="#000000"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8">
      <style:text-properties fo:color="#000000" fo:country="US" fo:font-size="10pt" fo:font-style="normal" fo:font-weight="normal" fo:language="en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9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1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0">
      <style:text-properties fo:country="BE" fo:font-size="10pt" fo:font-style="normal" fo:font-weight="normal" fo:language="fr" fo:letter-spacing="normal" fo:text-shadow="none" style:country-asian="CN" style:country-complex="IN" style:font-name="Ubuntu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71">
      <style:text-properties fo:color="#000000"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72">
      <style:text-properties fo:country="BE" fo:font-size="10pt" fo:font-style="normal" fo:font-weight="normal" fo:language="fr" fo:letter-spacing="normal" fo:text-shadow="none" style:country-asian="CN" style:country-complex="IN" style:font-name="DejaVu Sans1" style:font-name-asian="WenQuanYi Micro Hei" style:font-name-complex="Lohit Hindi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  <style:style style:family="graphic" style:name="gr2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ulaire" office:target-frame="" xlink:href="" xlink:type="simple">
          <form:properties>
            <form:property form:property-name="PropertyChangeNotificationEnabled" office:boolean-value="true" office:value-type="boolean"/>
          </form:properties>
          <form:checkbox form:control-implementation="ooo:com.sun.star.form.component.CheckBox" form:current-state="checked" form:id="control1" form:image-position="center" form:name="Case à cocher 31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name="Case à cocher 2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" form:image-position="center" form:name="Case à cocher 2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name="Case à cocher 2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" form:image-position="center" form:name="Case à cocher 2" xml:id="control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" form:image-position="center" form:name="Case à cocher 2" xml:id="control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" form:image-position="center" form:name="Case à cocher 2" xml:id="control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" form:image-position="center" form:name="Case à cocher 2" xml:id="control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9" form:image-position="center" form:name="Case à cocher 2" xml:id="control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" form:image-position="center" form:name="Case à cocher 2" xml:id="control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" form:image-position="center" form:name="Case à cocher 2" xml:id="control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" form:image-position="center" form:name="Case à cocher 2" xml:id="control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" form:image-position="center" form:name="Case à cocher 1" xml:id="control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" form:image-position="center" form:name="Case à cocher 2" xml:id="control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5" form:image-position="center" form:name="Case à cocher 21" xml:id="control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6" form:image-position="center" form:name="Case à cocher 23" xml:id="control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7" form:image-position="center" form:name="Case à cocher 2" xml:id="control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8" form:image-position="center" form:name="Case à cocher 2" xml:id="control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9" form:image-position="center" form:name="Case à cocher 2" xml:id="control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0" form:image-position="center" form:name="Case à cocher 2" xml:id="control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1" form:image-position="center" form:name="Case à cocher 2" xml:id="control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2" form:image-position="center" form:name="Case à cocher 2" xml:id="control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3" form:image-position="center" form:name="Case à cocher 2" xml:id="control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4" form:image-position="center" form:name="Case à cocher 2" xml:id="control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5" form:image-position="center" form:name="Case à cocher 2" xml:id="control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6" form:image-position="center" form:name="Case à cocher 2" xml:id="control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7" form:image-position="center" form:name="Case à cocher 2" xml:id="control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8" form:image-position="center" form:name="Case à cocher 2" xml:id="control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29" form:image-position="center" form:name="Case à cocher 2" xml:id="control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0" form:image-position="center" form:name="Case à cocher 1" xml:id="control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1" form:image-position="center" form:name="Case à cocher 2" xml:id="control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2" form:image-position="center" form:name="Case à cocher 9" xml:id="control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3" form:image-position="center" form:name="Case à cocher 9" xml:id="control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4" form:image-position="center" form:name="Case à cocher 3" xml:id="control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5" form:image-position="center" form:name="Case à cocher 9" xml:id="control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6" form:image-position="center" form:name="Case à cocher 9" xml:id="control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37" form:image-position="center" form:name="Case à cocher 9" xml:id="control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8" form:image-position="center" form:name="Case à cocher 9" xml:id="control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9" form:image-position="center" form:name="Case à cocher 9" xml:id="control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0" form:image-position="center" form:name="Case à cocher 9" xml:id="control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1" form:image-position="center" form:name="Case à cocher 9" xml:id="control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2" form:image-position="center" form:name="Case à cocher 9" xml:id="control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3" form:image-position="center" form:name="Case à cocher 9" xml:id="control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44" form:image-position="center" form:name="Case à cocher 9" xml:id="control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5" form:image-position="center" form:name="Case à cocher 10" xml:id="control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6" form:image-position="center" form:name="Case à cocher 8" xml:id="control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7" form:image-position="center" form:name="Case à cocher 7" xml:id="control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8" form:image-position="center" form:name="Case à cocher 9" xml:id="control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9" form:image-position="center" form:name="Case à cocher 9" xml:id="control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0" form:image-position="center" form:name="Case à cocher 9" xml:id="control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1" form:image-position="center" form:name="Case à cocher 9" xml:id="control5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2" form:image-position="center" form:name="Case à cocher 7" xml:id="control5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3" form:image-position="center" form:name="Case à cocher 8" xml:id="control5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4" form:image-position="center" form:name="Case à cocher 10" xml:id="control5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5" form:image-position="center" form:name="Case à cocher 11" xml:id="control5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6" form:image-position="center" form:name="Case à cocher 11" xml:id="control5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57" form:image-position="center" form:name="Case à cocher 22" xml:id="control5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8" form:image-position="center" form:name="Case à cocher 2" xml:id="control5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59" form:image-position="center" form:name="Case à cocher 2" xml:id="control5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0" form:image-position="center" form:name="Case à cocher 2" xml:id="control6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1" form:image-position="center" form:name="Case à cocher 24" xml:id="control6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2" form:image-position="center" form:label="Case à cocher" form:name="Case à cocher 17" xml:id="control6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3" form:image-position="center" form:label="Case à cocher" form:name="Case à cocher 17" xml:id="control6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4" form:image-position="center" form:label="Case à cocher" form:name="Case à cocher 17" xml:id="control6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5" form:image-position="center" form:label="Case à cocher" form:name="Case à cocher 17" xml:id="control6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6" form:image-position="center" form:label="Case à cocher" form:name="Case à cocher 17" xml:id="control6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7" form:image-position="center" form:label="Case à cocher" form:name="Case à cocher 17" xml:id="control6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8" form:image-position="center" form:label="Case à cocher" form:name="Case à cocher 17" xml:id="control6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69" form:image-position="center" form:label="Case à cocher" form:name="Case à cocher 17" xml:id="control6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0" form:image-position="center" form:label="Case à cocher" form:name="Case à cocher 17" xml:id="control7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1" form:image-position="center" form:label="Case à cocher" form:name="Case à cocher 17" xml:id="control7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2" form:image-position="center" form:label="Case à cocher" form:name="Case à cocher 17" xml:id="control7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3" form:image-position="center" form:label="Case à cocher" form:name="Case à cocher 17" xml:id="control7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4" form:image-position="center" form:label="Case à cocher" form:name="Case à cocher 17" xml:id="control7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5" form:image-position="center" form:label="Case à cocher" form:name="Case à cocher 17" xml:id="control7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6" form:image-position="center" form:label="Case à cocher" form:name="Case à cocher 17" xml:id="control7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7" form:image-position="center" form:label="Case à cocher" form:name="Case à cocher 17" xml:id="control7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8" form:image-position="center" form:label="Case à cocher" form:name="Case à cocher 17" xml:id="control7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79" form:image-position="center" form:label="Case à cocher" form:name="Case à cocher 17" xml:id="control7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0" form:image-position="center" form:label="Case à cocher" form:name="Case à cocher 17" xml:id="control8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81" form:image-position="center" form:label="Case à cocher" form:name="Case à cocher 17" xml:id="control8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2" form:image-position="center" form:label="Case à cocher" form:name="Case à cocher 17" xml:id="control8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3" form:image-position="center" form:name="Case à cocher 6" xml:id="control8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4" form:image-position="center" form:name="Case à cocher 25" xml:id="control8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5" form:image-position="center" form:name="Case à cocher 25" xml:id="control8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6" form:image-position="center" form:name="Case à cocher 25" xml:id="control8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7" form:image-position="center" form:name="Case à cocher 25" xml:id="control8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8" form:image-position="center" form:name="Case à cocher 25" xml:id="control8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89" form:image-position="center" form:name="Case à cocher 25" xml:id="control8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0" form:image-position="center" form:label="Case à cocher" form:name="Case à cocher 17" xml:id="control9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1" form:image-position="center" form:label="Case à cocher" form:name="Case à cocher 17" xml:id="control9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2" form:image-position="center" form:label="Case à cocher" form:name="Case à cocher 17" xml:id="control9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3" form:image-position="center" form:label="Case à cocher" form:name="Case à cocher 17" xml:id="control9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4" form:image-position="center" form:label="Case à cocher" form:name="Case à cocher 17" xml:id="control9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5" form:image-position="center" form:label="Case à cocher" form:name="Case à cocher 17" xml:id="control9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6" form:image-position="center" form:name="Case à cocher 16" xml:id="control9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7" form:image-position="center" form:name="Case à cocher 16" xml:id="control9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8" form:image-position="center" form:name="Case à cocher 16" xml:id="control9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99" form:image-position="center" form:name="Case à cocher 16" xml:id="control9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0" form:image-position="center" form:label="Case à cocher" form:name="Case à cocher 17" xml:id="control10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1" form:image-position="center" form:label="Case à cocher" form:name="Case à cocher 17" xml:id="control10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2" form:image-position="center" form:label="Case à cocher" form:name="Case à cocher 17" xml:id="control10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3" form:image-position="center" form:label="Case à cocher" form:name="Case à cocher 17" xml:id="control10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04" form:image-position="center" form:label="Case à cocher" form:name="Case à cocher 17" xml:id="control10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5" form:image-position="center" form:label="Case à cocher" form:name="Case à cocher 17" xml:id="control10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6" form:image-position="center" form:name="Case à cocher 16" xml:id="control10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7" form:image-position="center" form:name="Case à cocher 16" xml:id="control10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8" form:image-position="center" form:name="Case à cocher 16" xml:id="control10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09" form:image-position="center" form:name="Case à cocher 16" xml:id="control10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0" form:image-position="center" form:name="Case à cocher 16" xml:id="control11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1" form:image-position="center" form:name="Case à cocher 16" xml:id="control11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2" form:image-position="center" form:label="Case à cocher" form:name="Case à cocher 17" xml:id="control11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3" form:image-position="center" form:name="Case à cocher 16" xml:id="control11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4" form:image-position="center" form:name="Case à cocher 16" xml:id="control11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5" form:image-position="center" form:name="Case à cocher 16" xml:id="control11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6" form:image-position="center" form:name="Case à cocher 16" xml:id="control11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7" form:image-position="center" form:name="Case à cocher 16" xml:id="control11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18" form:image-position="center" form:name="Case à cocher 16" xml:id="control11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19" form:image-position="center" form:name="Case à cocher 16" xml:id="control11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0" form:image-position="center" form:name="Case à cocher 16" xml:id="control12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1" form:image-position="center" form:name="Case à cocher 16" xml:id="control12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2" form:image-position="center" form:name="Case à cocher 31" xml:id="control12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3" form:image-position="center" form:name="Case à cocher 22" xml:id="control12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4" form:image-position="center" form:name="Case à cocher 21" xml:id="control12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5" form:image-position="center" form:name="Case à cocher 39" xml:id="control12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6" form:image-position="center" form:name="Case à cocher 38" xml:id="control12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7" form:image-position="center" form:name="Case à cocher 36" xml:id="control12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28" form:image-position="center" form:name="Case à cocher 37" xml:id="control12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29" form:image-position="center" form:name="Case à cocher 34" xml:id="control12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0" form:image-position="center" form:name="Case à cocher 35" xml:id="control13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1" form:image-position="center" form:name="Case à cocher 33" xml:id="control13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2" form:image-position="center" form:name="Case à cocher 32" xml:id="control13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3" form:image-position="center" form:name="Case à cocher 26" xml:id="control13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4" form:image-position="center" form:name="Case à cocher 30" xml:id="control13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5" form:image-position="center" form:name="Case à cocher 20" xml:id="control13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6" form:image-position="center" form:name="Case à cocher 19" xml:id="control13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37" form:image-position="center" form:name="Case à cocher 29" xml:id="control13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8" form:image-position="center" form:name="Case à cocher 28" xml:id="control13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39" form:image-position="center" form:name="Case à cocher 18" xml:id="control13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0" form:image-position="center" form:name="Case à cocher 27" xml:id="control14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1" form:image-position="center" form:name="Case à cocher 14" xml:id="control14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2" form:image-position="center" form:name="Case à cocher 15" xml:id="control14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3" form:image-position="center" form:name="Case à cocher 13" xml:id="control14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4" form:image-position="center" form:name="Case à cocher 4" xml:id="control14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5" form:image-position="center" form:name="Case à cocher 12" xml:id="control145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6" form:image-position="center" form:name="Case à cocher 4" xml:id="control146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7" form:image-position="center" form:name="Case à cocher 6" xml:id="control147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48" form:image-position="center" form:name="Case à cocher 6" xml:id="control148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149" form:image-position="center" form:name="Case à cocher 6" xml:id="control149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150" form:image-position="center" form:name="Case à cocher 6" xml:id="control150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0" office:value-type="float"/>
              <form:property form:property-name="SecondaryRefValue" office:string-value="" office:value-type="string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26">Code du developpement territorial</text:p>
      <text:p text:style-name="P6"><text:span text:style-name="T5">Formulaire d’envoi d’un dossier au fonctionnaire délégué</text:span><text:span text:style-name="T44"> </text:span>par le collège de <text:span text:style-name="T41"><text:text-input text:description="">tool.getCityName()</text:text-input></text:span></text:p>
      <text:p text:style-name="P60"><text:span text:style-name="T5"><text:s/></text:span>Réf. communale :  <text:s/><text:span text:style-name="T36"><text:text-input text:description="">self.getReference()</text:text-input></text:span><text:span text:style-name="T36"> / </text:span><text:span text:style-name="T36"><text:text-input text:description="">tool.getCurrentFolderManagerInitials()</text:text-input></text:span> <text:s/>Réf. DGO4 : 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office:value-type="string" table:number-columns-spanned="3" table:style-name="Tableau13.A1">
            <text:p text:style-name="P35"><draw:control draw:control="control81" draw:style-name="gr2" draw:text-style-name="P67" draw:z-index="80" svg:height="0.32cm" svg:width="0.331cm" svg:y="-0.302cm" text:anchor-type="as-char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leau13.A2">
            <text:p text:style-name="P35"><draw:control draw:control="control80" draw:style-name="gr2" draw:text-style-name="P67" draw:z-index="79" svg:height="0.32cm" svg:width="0.331cm" svg:y="-0.302cm" text:anchor-type="as-char"/>envoi avec le <text:span text:style-name="T13">RAPPORT</text:span><text:span text:style-name="T1"> du</text:span> collège</text:p>
          </table:table-cell>
          <table:covered-table-cell/>
          <table:table-cell office:value-type="string" table:style-name="Tableau13.C2">
            <text:p text:style-name="P35"><draw:control draw:control="control82" draw:style-name="gr2" draw:text-style-name="P67" draw:z-index="81" svg:height="0.32cm" svg:width="0.331cm" svg:y="-0.302cm" text:anchor-type="as-char"/>Envoi avec la <text:span text:style-name="T1">DÉCISION du</text:span> collège</text:p>
          </table:table-cell>
        </table:table-row>
        <table:table-row>
          <table:table-cell office:value-type="string" table:style-name="Tableau13.A3">
            <text:p text:style-name="P3"><text:span text:style-name="T49"><office:annotation><dc:creator>Auteur inconnu</dc:creator><dc:date>2017-05-16T10:02:36</dc:date><text:p text:style-name="P66">do text if not licence_helper.prorogation</text:p></office:annotation></text:span><text:span text:style-name="T49"><draw:control draw:control="control104" draw:style-name="gr2" draw:text-style-name="P67" draw:z-index="103" svg:height="0.32cm" svg:width="0.331cm" svg:y="-0.302cm" text:anchor-type="as-char"/></text:span><text:span text:style-name="T24"> </text:span><text:span text:style-name="T25">prolongation du délai de 30 jours ?</text:span></text:p>
            <text:p text:style-name="P5"><text:span text:style-name="T52"><office:annotation><dc:creator>Auteur inconnu</dc:creator><dc:date>2017-05-16T10:02:36</dc:date><text:p text:style-name="P66">do text if licence_helper.prorogation</text:p></office:annotation></text:span><text:span text:style-name="T52"><draw:control draw:control="control103" draw:style-name="gr2" draw:text-style-name="P67" draw:z-index="102" svg:height="0.32cm" svg:width="0.331cm" svg:y="-0.302cm" text:anchor-type="as-char"/></text:span><text:span text:style-name="T26"> </text:span><text:span text:style-name="T27">PROROGATION DE DELAI : +30 JOURS</text:span><text:span text:style-name="T7"> <text:s text:c="63"/></text:span></text:p>
          </table:table-cell>
          <table:table-cell office:value-type="string" table:number-columns-spanned="2" table:style-name="Tableau13.B3">
            <text:p text:style-name="P36">N.B. : un « primo dossier » avait déjà été envoyé : <draw:control draw:control="control101" draw:style-name="gr2" draw:text-style-name="P67" draw:z-index="100" svg:height="0.32cm" svg:width="0.331cm" svg:y="-0.302cm" text:anchor-type="as-char"/><text:span text:style-name="T10">oui <text:s text:c="3"/></text:span><text:span text:style-name="T10"><draw:control draw:control="control102" draw:style-name="gr2" draw:text-style-name="P67" draw:z-index="101" svg:height="0.32cm" svg:width="0.331cm" svg:y="-0.302cm" text:anchor-type="as-char"/></text:span><text:span text:style-name="T10"> non</text:span></text:p>
          </table:table-cell>
          <table:covered-table-cell/>
        </table:table-row>
      </table:table>
      <text:p text:style-name="P7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office:value-type="string" table:style-name="Tableau10.A1">
            <text:p text:style-name="P10"><text:span text:style-name="T49"><office:annotation><dc:creator>Auteur inconnu</dc:creator><dc:date>2017-05-16T10:02:36</dc:date><text:p text:style-name="P66">do text if not licence_helper.folderCategory.count('UCP')</text:p></office:annotation></text:span><text:span text:style-name="T49"><draw:control draw:control="control63" draw:style-name="gr2" draw:text-style-name="P67" draw:z-index="62" svg:height="0.32cm" svg:width="0.331cm" svg:y="-0.302cm" text:anchor-type="as-char"/></text:span><text:span text:style-name="T49"> UFD</text:span><text:span text:style-name="T48">: permis d'urbanisme </text:span><text:span text:style-name="T50">délivré par le FD</text:span></text:p>
            <text:p text:style-name="P10"><text:span text:style-name="T51"><office:annotation><dc:creator>Auteur inconnu</dc:creator><dc:date>2017-05-16T10:02:36</dc:date><text:p text:style-name="P66">do text if licence_helper.folderCategory.count('UCP')</text:p></office:annotation></text:span><text:span text:style-name="T51"><draw:control draw:control="control95" draw:style-name="gr2" draw:text-style-name="P67" draw:z-index="94" svg:height="0.32cm" svg:width="0.331cm" svg:y="-0.302cm" text:anchor-type="as-char"/></text:span><text:span text:style-name="T54"> UFD</text:span><text:span text:style-name="T53">: permis d'urbanisme </text:span><text:span text:style-name="T50">délivré par le FD</text:span></text:p>
            <text:p text:style-name="P10"><text:span text:style-name="T49"><draw:control draw:control="control62" draw:style-name="gr2" draw:text-style-name="P67" draw:z-index="61" svg:height="0.32cm" svg:width="0.331cm" svg:y="-0.302cm" text:anchor-type="as-char"/></text:span><text:span text:style-name="T49"> 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10"><text:span text:style-name="T49"><draw:control draw:control="control64" draw:style-name="gr2" draw:text-style-name="P67" draw:z-index="63" svg:height="0.32cm" svg:width="0.331cm" svg:y="-0.302cm" text:anchor-type="as-char"/></text:span><text:span text:style-name="T49"> CFD</text:span><text:span text:style-name="T48">: certificat d’urbanisme </text:span><text:span text:style-name="T50">délivré par le FD</text:span></text:p>
            <text:p text:style-name="P10"><text:bookmark text:name="Unknown4"/><text:span text:style-name="T5"><draw:control draw:control="control65" draw:style-name="gr2" draw:text-style-name="P67" draw:z-index="64" svg:height="0.32cm" svg:width="0.331cm" svg:y="-0.302cm" text:anchor-type="as-char"/></text:span><text:span text:style-name="T5"> DUP</text:span>: développements urbanistiques prioritaires (pour l’élaboration de <text:span text:style-name="T5">SDC/SOL/GCU/PRU/SAR)</text:span></text:p>
            <text:p text:style-name="P10"><text:bookmark text:name="Unknown5"/><text:span text:style-name="T5"><draw:control draw:control="control66" draw:style-name="gr2" draw:text-style-name="P67" draw:z-index="65" svg:height="0.32cm" svg:width="0.331cm" svg:y="-0.302cm" text:anchor-type="as-char"/></text:span><text:span text:style-name="T5"> DIV</text:span> : autre demande <text:s text:c="19"/></text:p>
            <text:p text:style-name="P10"><text:bookmark text:name="Unknown6"/><text:span text:style-name="T5"><draw:control draw:control="control67" draw:style-name="gr2" draw:text-style-name="P67" draw:z-index="66" svg:height="0.32cm" svg:width="0.331cm" svg:y="-0.302cm" text:anchor-type="as-char"/></text:span><text:span text:style-name="T5"> BCX :</text:span> dossiers contentieux</text:p>
            <text:p text:style-name="P11"><text:span text:style-name="T5"><draw:control draw:control="control68" draw:style-name="gr2" draw:text-style-name="P67" draw:z-index="67" svg:height="0.32cm" svg:width="0.331cm" svg:y="-0.302cm" text:anchor-type="as-char"/></text:span><text:span text:style-name="T5"> PU</text:span> : permis <text:s/><text:span text:style-name="T13">UNIQUE</text:span> (= Urba.+ Envir.)</text:p>
            <text:p text:style-name="P11"><text:span text:style-name="T63">Permis Intégré </text:span><text:span text:style-name="T64">Commercial</text:span><text:span text:style-name="T63">:</text:span></text:p>
            <text:p text:style-name="P11"><text:span text:style-name="T63"><draw:control draw:control="control69" draw:style-name="gr2" draw:text-style-name="P67" draw:z-index="68" svg:height="0.32cm" svg:width="0.331cm" svg:y="-0.302cm" text:anchor-type="as-char"/></text:span><text:span text:style-name="T63"> PIC/PIUR</text:span><text:span text:style-name="T62"> : avec Urbanisme se</text:span></text:p>
            <text:p text:style-name="P11"><text:span text:style-name="T63"><draw:control draw:control="control70" draw:style-name="gr2" draw:text-style-name="P67" draw:z-index="69" svg:height="0.32cm" svg:width="0.331cm" svg:y="-0.302cm" text:anchor-type="as-char"/></text:span><text:span text:style-name="T63"> PIC/PIEN</text:span><text:span text:style-name="T62"> : avec Environnement seul </text:span></text:p>
            <text:p text:style-name="P11"><text:span text:style-name="T62"><draw:control draw:control="control71" draw:style-name="gr2" draw:text-style-name="P67" draw:z-index="70" svg:height="0.32cm" svg:width="0.331cm" svg:y="-0.302cm" text:anchor-type="as-char"/></text:span><text:span text:style-name="T62"> </text:span><text:span text:style-name="T63">PIC/PIUN </text:span><text:span text:style-name="T62">: Unique (= Urba.+ Envir.)</text:span></text:p>
          </table:table-cell>
          <table:table-cell office:value-type="string" table:style-name="Tableau10.B1">
            <text:p text:style-name="P10"><text:span text:style-name="T58">Si Hors</text:span><text:span text:style-name="T5"> SDC/SOL/GCU :</text:span></text:p>
            <text:p text:style-name="P10"/>
            <text:p text:style-name="P10"><office:annotation><dc:creator>Auteur inconnu</dc:creator><dc:date>2017-05-16T09:30:02</dc:date><text:p text:style-name="P66">do text if not licence_helper.folderCategory.count('UCO:')</text:p></office:annotation><draw:control draw:control="control72" draw:style-name="gr2" draw:text-style-name="P67" draw:z-index="71" svg:height="0.32cm" svg:width="0.331cm" svg:y="-0.302cm" text:anchor-type="as-char"/> 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text:span text:style-name="T56"><office:annotation><dc:creator>Auteur inconnu</dc:creator><dc:date>2017-05-16T09:30:02</dc:date><text:p text:style-name="P66">do text if licence_helper.folderCategory.count('UCO:')</text:p></office:annotation></text:span><text:span text:style-name="T56"><draw:control draw:control="control90" draw:style-name="gr2" draw:text-style-name="P67" draw:z-index="89" svg:height="0.32cm" svg:width="0.331cm" svg:y="-0.302cm" text:anchor-type="as-char"/></text:span><text:span text:style-name="T56"> </text:span><text:span text:style-name="T59">UCO</text:span><text:span text:style-name="T56">: permis d’urbanisme du Collège </text:span><text:span text:style-name="T59">avec</text:span><text:span text:style-name="T58"> AVIS</text:span><text:span text:style-name="T59"> du FD</text:span><text:span text:style-name="T56"> (sans «écart»)</text:span></text:p>
            <text:p text:style-name="P10"><office:annotation><dc:creator>Auteur inconnu</dc:creator><dc:date>2017-05-16T09:33:35</dc:date><text:p text:style-name="P66">do text if not licence_helper.folderCategory.count('UCO/D')</text:p></office:annotation><draw:control draw:control="control73" draw:style-name="gr2" draw:text-style-name="P67" draw:z-index="72" svg:height="0.32cm" svg:width="0.331cm" svg:y="-0.302cm" text:anchor-type="as-char"/> 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text:span text:style-name="T56"><office:annotation><dc:creator>Auteur inconnu</dc:creator><dc:date>2017-05-16T09:33:35</dc:date><text:p text:style-name="P66">do text if licence_helper.folderCategory.count('UCO/D')</text:p></office:annotation></text:span><text:span text:style-name="T56"><draw:control draw:control="control91" draw:style-name="gr2" draw:text-style-name="P67" draw:z-index="90" svg:height="0.32cm" svg:width="0.331cm" svg:y="-0.302cm" text:anchor-type="as-char"/></text:span><text:span text:style-name="T56"> </text:span><text:span text:style-name="T59">UCO/D</text:span><text:span text:style-name="T56">: permis avec </text:span><text:span text:style-name="T57">dérogation</text:span><text:span text:style-name="T60"> </text:span><text:span text:style-name="T56">du FD pour Plan Secteur / norme GRU</text:span></text:p>
            <text:p text:style-name="P10"><draw:control draw:control="control74" draw:style-name="gr2" draw:text-style-name="P67" draw:z-index="73" svg:height="0.32cm" svg:width="0.331cm" svg:y="-0.302cm" text:anchor-type="as-char"/> <text:span text:style-name="T59">LCO</text:span><text:span text:style-name="T56">: permis </text:span><text:span text:style-name="T60">d'urbanisation</text:span><text:span text:style-name="T56"> avec avis du FD</text:span></text:p>
            <text:p text:style-name="P27"/>
            <text:p text:style-name="P62"><text:span text:style-name="T61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11"><text:span text:style-name="T8"><office:annotation><dc:creator>Auteur inconnu</dc:creator><dc:date>2017-05-16T09:51:55</dc:date><text:p text:style-name="P66">do text if not licence_helper.folderCategory.count('UCO/A')</text:p></office:annotation></text:span><text:span text:style-name="T8"><draw:control draw:control="control75" draw:style-name="gr2" draw:text-style-name="P67" draw:z-index="74" svg:height="0.32cm" svg:width="0.331cm" svg:y="-0.302cm" text:anchor-type="as-char"/></text:span><text:span text:style-name="T8"> 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11"><text:span text:style-name="T8"><office:annotation><dc:creator>Auteur inconnu</dc:creator><dc:date>2017-05-16T09:51:55</dc:date><text:p text:style-name="P66">do text if licence_helper.folderCategory.count('UCO/A')</text:p></office:annotation></text:span><text:span text:style-name="T8"><draw:control draw:control="control92" draw:style-name="gr2" draw:text-style-name="P67" draw:z-index="91" svg:height="0.32cm" svg:width="0.331cm" svg:y="-0.302cm" text:anchor-type="as-char"/></text:span><text:span text:style-name="T8"> 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11"><text:span text:style-name="T8"><office:annotation><dc:creator>Auteur inconnu</dc:creator><dc:date>2017-05-16T09:53:14</dc:date><text:p text:style-name="P66">do text if not licence_helper.folderCategory.count('UCO/PD')</text:p></office:annotation></text:span><text:span text:style-name="T8"><draw:control draw:control="control76" draw:style-name="gr2" draw:text-style-name="P67" draw:z-index="75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3:14</dc:date><text:p text:style-name="P66">do text if licence_helper.folderCategory.count('UCO/PD')</text:p></office:annotation></text:span><text:span text:style-name="T8"><draw:control draw:control="control93" draw:style-name="gr2" draw:text-style-name="P67" draw:z-index="92" svg:height="0.32cm" svg:width="0.331cm" svg:y="-0.302cm" text:anchor-type="as-char"/></text:span><text:span text:style-name="T8"> UCO/PD</text:span><text:span text:style-name="T66"> : permis d’urbanisme </text:span><text:span text:style-name="T20">direct</text:span><text:span text:style-name="T66"> du Collège</text:span></text:p>
            <text:p text:style-name="P11"><text:span text:style-name="T8"><office:annotation><dc:creator>Auteur inconnu</dc:creator><dc:date>2017-05-16T09:55:02</dc:date><text:p text:style-name="P66">do text if not licence_helper.folderCategory.count('UCO/ED')</text:p></office:annotation></text:span><text:span text:style-name="T8"><draw:control draw:control="control77" draw:style-name="gr2" draw:text-style-name="P67" draw:z-index="76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1"><text:span text:style-name="T8"><office:annotation><dc:creator>Auteur inconnu</dc:creator><dc:date>2017-05-16T09:55:02</dc:date><text:p text:style-name="P66">do text if licence_helper.folderCategory.count('UCO/ED')</text:p></office:annotation></text:span><text:span text:style-name="T8"><draw:control draw:control="control94" draw:style-name="gr2" draw:text-style-name="P67" draw:z-index="93" svg:height="0.32cm" svg:width="0.331cm" svg:y="-0.302cm" text:anchor-type="as-char"/></text:span><text:span text:style-name="T8"> 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12"><text:span text:style-name="T8"><draw:control draw:control="control78" draw:style-name="gr2" draw:text-style-name="P67" draw:z-index="77" svg:height="0.32cm" svg:width="0.331cm" svg:y="-0.302cm" text:anchor-type="as-char"/></text:span><text:span text:style-name="T8"> LCO/PD: permis </text:span><text:span text:style-name="T31">d'urbanisation </text:span><text:span text:style-name="T17">direct</text:span></text:p>
            <text:p text:style-name="P12"><text:span text:style-name="T19"><draw:control draw:control="control79" draw:style-name="gr2" draw:text-style-name="P67" draw:z-index="78" svg:height="0.32cm" svg:width="0.331cm" svg:y="-0.302cm" text:anchor-type="as-char"/></text:span><text:span text:style-name="T4"> </text:span><text:span text:style-name="T17">CCO : certificat d’urbanisme par le Collège</text:span></text:p>
          </table:table-cell>
        </table:table-row>
      </table:table>
      <text:p text:style-name="P6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office:value-type="string" table:style-name="Tableau11.A1">
            <text:p text:style-name="P12"><text:span text:style-name="T40">Demandeur </text:span>: nom, prénom</text:p>
          </table:table-cell>
          <table:table-cell office:value-type="string" table:number-columns-spanned="6" table:style-name="Tableau11.B1">
            <text:p text:style-name="P53"><text:text-input text:description="Situation des travaux">self.getApplicantsSignaletic()</text:text-input></text:p>
            <text:p text:style-name="P53"><text:text-input text:description="">self.getApplicants()[0].getAddress()</text:text-input></text:p>
            <text:p text:style-name="P64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<text:span text:style-name="T40">Bien</text:span> concerné : <text:s text:c="16"/></text:p>
            <text:p text:style-name="P10">Adresse - Référence cadastrale</text:p>
          </table:table-cell>
          <table:table-cell office:value-type="string" table:number-columns-spanned="6" table:style-name="Tableau11.B2">
            <text:p text:style-name="P53"><text:text-input text:description="Situation des travaux">self.getWorkLocationSignaletic()</text:text-input></text:p>
            <text:p text:style-name="P53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40">OBJET</text:span> de la demande : </text:p>
          </table:table-cell>
          <table:table-cell office:value-type="string" table:number-columns-spanned="6" table:style-name="Tableau11.B2">
            <text:p text:style-name="P54"><text:text-input text:description="Objet des travaux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<text:span text:style-name="T39">Auteur de projet</text:span> : nom</text:p>
          </table:table-cell>
          <table:table-cell office:value-type="string" table:number-columns-spanned="6" table:style-name="Tableau11.B2">
            <text:p text:style-name="P54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number-rows-spanned="2" table:style-name="Tableau11.A5">
            <text:p text:style-name="P10">Date de <text:span text:style-name="T13">l’accusé</text:span> de réception</text:p>
            <text:p text:style-name="P10"/>
            <text:p text:style-name="P16">.......................................</text:p>
            <text:p text:style-name="P16"/>
            <text:p text:style-name="P16">(Cachet DATEUR = date d'expédition de l'accusé de réception = date de début du délai)</text:p>
          </table:table-cell>
          <table:table-cell office:value-type="string" table:number-columns-spanned="2" table:number-rows-spanned="2" table:style-name="Tableau11.B5">
            <text:p text:style-name="P20"/>
            <text:p text:style-name="P20"/>
            <text:p text:style-name="P10"/>
          </table:table-cell>
          <table:covered-table-cell/>
          <table:table-cell office:value-type="string" table:number-columns-spanned="2" table:style-name="Tableau11.B5">
            <text:p text:style-name="P10"><text:span text:style-name="T5">Délai annoncé</text:span> :</text:p>
            <text:p text:style-name="P10">SUIVANT TYPE DE DOSSIER</text:p>
            <text:p text:style-name="P10"><office:annotation><dc:creator>Auteur inconnu</dc:creator><dc:date>2017-05-16T10:11:54</dc:date><text:p text:style-name="P66">do text if '30 jours' in licence_helper.annoncedDelay</text:p></office:annotation><text:span text:style-name="T6"><draw:control draw:control="control96" draw:style-name="gr1" draw:text-style-name="P67" draw:z-index="95" svg:height="0.399cm" svg:width="0.447cm" text:anchor-type="as-char"/></text:span> 30 jours</text:p>
            <text:p text:style-name="P10"><office:annotation><dc:creator>Auteur inconnu</dc:creator><dc:date>2017-05-16T10:11:54</dc:date><text:p text:style-name="P66">do text if '75 jours' in licence_helper.annoncedDelay</text:p></office:annotation><text:span text:style-name="T6"><draw:control draw:control="control97" draw:style-name="gr1" draw:text-style-name="P67" draw:z-index="96" svg:height="0.399cm" svg:width="0.447cm" text:anchor-type="as-char"/></text:span> 75 jours</text:p>
            <text:p text:style-name="P10"><office:annotation><dc:creator>Auteur inconnu</dc:creator><dc:date>2017-05-16T10:11:54</dc:date><text:p text:style-name="P66">do text if '115 jours' in licence_helper.annoncedDelay</text:p></office:annotation><text:span text:style-name="T6"><draw:control draw:control="control98" draw:style-name="gr1" draw:text-style-name="P67" draw:z-index="97" svg:height="0.399cm" svg:width="0.447cm" text:anchor-type="as-char"/></text:span> 115 jours</text:p>
            <text:p text:style-name="P10"><office:annotation><dc:creator>Auteur inconnu</dc:creator><dc:date>2017-05-16T10:11:54</dc:date><text:p text:style-name="P66">do text if '60 jours' in licence_helper.annoncedDelay</text:p></office:annotation><text:span text:style-name="T6"><draw:control draw:control="control114" draw:style-name="gr1" draw:text-style-name="P67" draw:z-index="113" svg:height="0.399cm" svg:width="0.447cm" text:anchor-type="as-char"/></text:span> 30 jours</text:p>
            <text:p text:style-name="P10"><office:annotation><dc:creator>Auteur inconnu</dc:creator><dc:date>2017-05-16T10:11:54</dc:date><text:p text:style-name="P66">do text if '105 jours' in licence_helper.annoncedDelay</text:p></office:annotation><text:span text:style-name="T6"><draw:control draw:control="control115" draw:style-name="gr1" draw:text-style-name="P67" draw:z-index="114" svg:height="0.399cm" svg:width="0.447cm" text:anchor-type="as-char"/></text:span> 75 jours</text:p>
            <text:p text:style-name="P18"><text:span text:style-name="T10"><office:annotation><dc:creator>Auteur inconnu</dc:creator><dc:date>2017-05-16T10:11:54</dc:date><text:p text:style-name="P66">do text if '145 jours' in licence_helper.annoncedDelay</text:p></office:annotation></text:span><text:span text:style-name="T10"><draw:control draw:control="control113" draw:style-name="gr1" draw:text-style-name="P67" draw:z-index="112" svg:height="0.399cm" svg:width="0.447cm" text:anchor-type="as-char"/></text:span><text:span text:style-name="T10"> 115 jours</text:span></text:p>
          </table:table-cell>
          <table:covered-table-cell/>
          <table:table-cell office:value-type="string" table:number-columns-spanned="2" table:style-name="Tableau11.F5">
            <text:p text:style-name="P28"/>
            <text:p text:style-name="P19"><text:span text:style-name="T49"><office:annotation><dc:creator>Auteur inconnu</dc:creator><dc:date>2017-05-16T10:02:36</dc:date><text:p text:style-name="P66">do text if not licence_helper.prorogation</text:p></office:annotation></text:span><text:span text:style-name="T49"><draw:control draw:control="control112" draw:style-name="gr2" draw:text-style-name="P67" draw:z-index="111" svg:height="0.32cm" svg:width="0.331cm" svg:y="-0.302cm" text:anchor-type="as-char"/></text:span><text:span text:style-name="T24"> </text:span><text:span text:style-name="T25">prolongation du délai de 30 jours ?</text:span></text:p>
            <text:p text:style-name="P21"><text:span text:style-name="T52"><office:annotation><dc:creator>Auteur inconnu</dc:creator><dc:date>2017-05-16T10:02:36</dc:date><text:p text:style-name="P66">do text if licence_helper.prorogation</text:p></office:annotation></text:span><text:span text:style-name="T52"><draw:control draw:control="control105" draw:style-name="gr2" draw:text-style-name="P67" draw:z-index="104" svg:height="0.32cm" svg:width="0.331cm" svg:y="-0.302cm" text:anchor-type="as-char"/></text:span><text:span text:style-name="T26"> </text:span><text:span text:style-name="T27">PROROGATION DE DELAI : +30 JOURS</text:span><text:span text:style-name="T6"> <text:s/></text:span></text:p>
            <text:p text:style-name="P23">Délai final :</text:p>
            <text:p text:style-name="P10"><office:annotation><dc:creator>Auteur inconnu</dc:creator><dc:date>2017-05-16T10:11:54</dc:date><text:p text:style-name="P66">do text if '60 jours' in licence_helper.annoncedDelay</text:p></office:annotation><text:span text:style-name="T6"><draw:control draw:control="control110" draw:style-name="gr1" draw:text-style-name="P67" draw:z-index="109" svg:height="0.399cm" svg:width="0.447cm" text:anchor-type="as-char"/></text:span> 60 jours</text:p>
            <text:p text:style-name="P10"><office:annotation><dc:creator>Auteur inconnu</dc:creator><dc:date>2017-05-16T10:11:54</dc:date><text:p text:style-name="P66">do text if '105 jours' in licence_helper.annoncedDelay</text:p></office:annotation><text:span text:style-name="T6"><draw:control draw:control="control111" draw:style-name="gr1" draw:text-style-name="P67" draw:z-index="110" svg:height="0.399cm" svg:width="0.447cm" text:anchor-type="as-char"/></text:span> 105 jours</text:p>
            <text:p text:style-name="P18"><text:span text:style-name="T10"><office:annotation><dc:creator>Auteur inconnu</dc:creator><dc:date>2017-05-16T10:11:54</dc:date><text:p text:style-name="P66">do text if '145 jours' in licence_helper.annoncedDelay</text:p></office:annotation></text:span><text:span text:style-name="T10"><draw:control draw:control="control109" draw:style-name="gr1" draw:text-style-name="P67" draw:z-index="108" svg:height="0.399cm" svg:width="0.447cm" text:anchor-type="as-char"/></text:span><text:span text:style-name="T10"> 145 jours</text:span></text:p>
          </table:table-cell>
          <table:covered-table-cell/>
        </table:table-row>
        <table:table-row table:style-name="Tableau11.1">
          <table:covered-table-cell/>
          <table:covered-table-cell/>
          <table:covered-table-cell/>
          <table:table-cell office:value-type="string" table:number-columns-spanned="4" table:style-name="Tableau11.D6">
            <text:p text:style-name="P24">SUSPENSION POUR ENQUETE :</text:p>
            <text:p text:style-name="P24"/>
            <text:p text:style-name="P10"/>
          </table:table-cell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5">
            <text:p text:style-name="P12">Autres dossiers connus sur le bien</text:p>
          </table:table-cell>
          <table:table-cell office:value-type="string" table:number-columns-spanned="6" table:style-name="Tableau11.B7">
            <text:p text:style-name="P10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25">Zonage au plan de secteur</text:p>
          </table:table-cell>
          <table:table-cell office:value-type="string" table:number-columns-spanned="6" table:style-name="Tableau11.B2">
            <text:p text:style-name="P53"><office:annotation><dc:creator>sde </dc:creator><dc:date>2011-08-04T13:57:24</dc:date><text:p text:style-name="P66">do row for folderZoneValue in self.getValuesForTemplate('folderZone')</text:p></office:annotation><draw:control draw:control="control122" draw:style-name="gr1" draw:text-style-name="P67" draw:z-index="121" svg:height="0.399cm" svg:width="0.447cm" text:anchor-type="as-char"/><text:text-input text:description="Bien-Parcelles">folderZoneValu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L’objet de la demande est dans  : </text:p>
          </table:table-cell>
          <table:table-cell office:value-type="string" table:number-columns-spanned="6" table:style-name="Tableau11.B2">
            <text:p text:style-name="P10">le SDC <text:s text:c="2"/><text:bookmark text:name="Unknown21"/><text:s/>en zone ............................................................................................................</text:p>
            <text:p text:style-name="P10">le GRU <text:s/><text:bookmark text:name="Unknown22"/><text:s/>Centre Ancien protégé <text:s text:c="2"/><text:bookmark text:name="Unknown23"/><text:s text:c="8"/>Bâtisses en Site rural <text:s/></text:p>
            <text:p text:style-name="P10">le GCU <text:s/><text:bookmark text:name="Unknown24"/><text:s/>aire ....................................</text:p>
            <text:p text:style-name="P10">le SOL <text:s text:c="2"/><text:bookmark text:name="Unknown25"/><text:s/>PCA n°……… <text:s/>dit .................................... <text:s text:c="3"/><text:bookmark text:name="Unknown26"/><text:s/>RUE dit : .................................... </text:p>
            <text:p text:style-name="P10">le lotissement ou permis d’urbanisation réf .................................... <text:bookmark text:name="Unknown27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7">Avec <text:span text:style-name="T39">?</text:span></text:p>
          </table:table-cell>
          <table:table-cell office:value-type="string" table:number-columns-spanned="6" table:style-name="Tableau11.B2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office:value-type="string" table:style-name="Tableau16.A1">
                  <text:p text:style-name="P63"><office:annotation><dc:creator>Auteur inconnu</dc:creator><dc:date>2017-05-16T15:03:23</dc:date><text:p text:style-name="P66">do text if not licence_helper.divergence</text:p></office:annotation><draw:control draw:control="control147" draw:style-name="gr1" draw:text-style-name="P67" draw:z-index="146" svg:height="0.399cm" svg:width="0.447cm" text:anchor-type="as-char"/><text:bookmark text:name="Unknown1012"/><text:bookmark text:name="__Fieldmark__7369_209460382212"/>EC<text:bookmark text:name="Unknown141112"/>ART <text:s/></text:p>
                  <text:p text:style-name="P65"><office:annotation><dc:creator>Auteur inconnu</dc:creator><dc:date>2017-05-16T15:02:40</dc:date><text:p text:style-name="P66">do text if licence_helper.divergence</text:p></office:annotation><draw:control draw:control="control148" draw:style-name="gr1" draw:text-style-name="P67" draw:z-index="147" svg:height="0.399cm" svg:width="0.447cm" text:anchor-type="as-char"/><text:bookmark text:name="Unknown10111"/><text:bookmark text:name="__Fieldmark__7369_2094603822111"/>EC<text:bookmark text:name="Unknown1411111"/>ART <text:s/></text:p>
                </table:table-cell>
                <table:table-cell office:value-type="string" table:style-name="Tableau16.B1">
                  <text:p text:style-name="P63"><office:annotation><dc:creator>Auteur inconnu</dc:creator><dc:date>2017-05-16T15:03:23</dc:date><text:p text:style-name="P66">do text if not licence_helper.derogation</text:p></office:annotation><draw:control draw:control="control149" draw:style-name="gr1" draw:text-style-name="P67" draw:z-index="148" svg:height="0.399cm" svg:width="0.447cm" text:anchor-type="as-char"/>DEROGATION</text:p>
                  <text:p text:style-name="P63"><office:annotation><dc:creator>Auteur inconnu</dc:creator><dc:date>2017-05-16T15:03:23</dc:date><text:p text:style-name="P66">do text if <text:s/>licence_helper.derogation</text:p></office:annotation><draw:control draw:control="control150" draw:style-name="gr1" draw:text-style-name="P67" draw:z-index="149" svg:height="0.399cm" svg:width="0.447cm" text:anchor-type="as-char"/>DEROGATION</text:p>
                </table:table-cell>
              </table:table-row>
            </table:table>
            <text:p text:style-name="P6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1">
          <table:table-cell office:value-type="string" table:style-name="Tableau11.A5">
            <text:p text:style-name="P12">Publicité ?</text:p>
          </table:table-cell>
          <table:table-cell office:value-type="string" table:number-columns-spanned="3" table:style-name="Tableau11.B11">
            <text:p text:style-name="P18"><text:span text:style-name="T10"><office:annotation><dc:creator>Auteur inconnu</dc:creator><dc:date>2017-05-16T10:11:54</dc:date><text:p text:style-name="P66">do text if not 'Ann' in licence_helper.inquiry_type</text:p></office:annotation></text:span><text:span text:style-name="T10"><draw:control draw:control="control121" draw:style-name="gr1" draw:text-style-name="P67" draw:z-index="120" svg:height="0.399cm" svg:width="0.447cm" text:anchor-type="as-char"/></text:span><text:span text:style-name="T10"> ANNONCE DE PROJET</text:span></text:p>
            <text:p text:style-name="P15"><text:soft-page-break/><text:span text:style-name="T38"><office:annotation><dc:creator>Auteur inconnu</dc:creator><dc:date>2017-05-16T10:11:54</dc:date><text:p text:style-name="P66">do text if 'Ann' in licence_helper.inquiry_type</text:p></office:annotation></text:span><text:span text:style-name="T38"><draw:control draw:control="control120" draw:style-name="gr1" draw:text-style-name="P67" draw:z-index="119" svg:height="0.399cm" svg:width="0.447cm" text:anchor-type="as-char"/></text:span><text:span text:style-name="T38"> ANNONCE DE PROJET</text:span></text:p>
          </table:table-cell>
          <table:covered-table-cell/>
          <table:covered-table-cell/>
          <table:table-cell office:value-type="string" table:number-columns-spanned="2" table:style-name="Tableau11.B11">
            <text:p text:style-name="P18"><text:span text:style-name="T10"><office:annotation><dc:creator>Auteur inconnu</dc:creator><dc:date>2017-05-16T10:11:54</dc:date><text:p text:style-name="P66">do text if not 'Enq' in licence_helper.inquiry_type</text:p></office:annotation></text:span><text:span text:style-name="T10"><draw:control draw:control="control119" draw:style-name="gr1" draw:text-style-name="P67" draw:z-index="118" svg:height="0.399cm" svg:width="0.447cm" text:anchor-type="as-char"/></text:span><text:span text:style-name="T10"> ENQUETE PUBLIQUE</text:span></text:p>
            <text:p text:style-name="P15"><text:soft-page-break/><text:span text:style-name="T38"><office:annotation><dc:creator>Auteur inconnu</dc:creator><dc:date>2017-05-16T10:11:54</dc:date><text:p text:style-name="P66">do text if 'Enq' in licence_helper.inquiry_type</text:p></office:annotation></text:span><text:span text:style-name="T38"><draw:control draw:control="control118" draw:style-name="gr1" draw:text-style-name="P67" draw:z-index="117" svg:height="0.399cm" svg:width="0.447cm" text:anchor-type="as-char"/></text:span><text:span text:style-name="T38"> ENQUETE PUBLIQUE</text:span></text:p>
          </table:table-cell>
          <table:covered-table-cell/>
          <table:table-cell office:value-type="string" table:style-name="Tableau11.B7">
            <text:p text:style-name="P10">du ..................... au .................... Réclamation? </text:p>
          </table:table-cell>
        </table:table-row>
        <table:table-row table:style-name="Tableau11.7">
          <table:table-cell office:value-type="string" table:style-name="Tableau11.A2">
            <text:p text:style-name="P10">Réunion de projet préalable ?</text:p>
          </table:table-cell>
          <table:table-cell office:value-type="string" table:number-columns-spanned="6" table:style-name="Tableau11.B2">
            <text:p text:style-name="P10"><draw:control draw:control="control83" draw:style-name="gr1" draw:text-style-name="P67" draw:z-index="82" svg:height="0.399cm" svg:width="0.447cm" text:anchor-type="as-char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3">
          <table:table-cell office:value-type="string" table:style-name="Tableau11.A2">
            <text:p text:style-name="P25">Equipement de la voirie</text:p>
            <text:p text:style-name="P25">Type de voirie : <text:span text:style-name="T47"><text:text-input text:description="">self.getValueForTemplate('roadType')</text:text-input></text:span></text:p>
          </table:table-cell>
          <table:table-cell office:value-type="string" table:number-columns-spanned="6" table:style-name="Tableau11.B2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>
                <table:table-cell office:value-type="string" table:style-name="Tableau14.A1">
                  <text:p text:style-name="P55"><office:annotation><dc:creator>Ngaha </dc:creator><dc:date>2015-06-16T14:05:28</dc:date><text:p text:style-name="P66">do text if not self.getRoadCoating()</text:p></office:annotation><draw:control draw:control="control126" draw:style-name="gr1" draw:text-style-name="P67" draw:z-index="125" svg:height="0.399cm" svg:width="0.447cm" text:anchor-type="as-char"/>revêtement en </text:p>
                  <text:p text:style-name="P55"><office:annotation><dc:creator>Ngaha </dc:creator><dc:date>2015-06-16T14:04:23</dc:date><text:p text:style-name="P66">do text if self.getRoadCoating()</text:p></office:annotation><draw:control draw:control="control125" draw:style-name="gr1" draw:text-style-name="P67" draw:z-index="124" svg:height="0.399cm" svg:width="0.447cm" text:anchor-type="as-char"/>revêtement en <text:text-input text:description="">self.getValueForTemplate('roadCoating')</text:text-input></text:p>
                </table:table-cell>
                <table:table-cell office:value-type="string" table:style-name="Tableau14.A1">
                  <text:p text:style-name="P55"><office:annotation><dc:creator>Ngaha </dc:creator><dc:date>2015-06-16T13:40:43</dc:date><text:p text:style-name="P66">do text if not self.roadEquipments.__str__().count(u"'eau'")</text:p></office:annotation><draw:control draw:control="control127" draw:style-name="gr1" draw:text-style-name="P67" draw:z-index="126" svg:height="0.399cm" svg:width="0.447cm" text:anchor-type="as-char"/>eau</text:p>
                  <text:p text:style-name="P55"><office:annotation><dc:creator>Ngaha </dc:creator><dc:date>2015-06-16T13:41:59</dc:date><text:p text:style-name="P66">do text if self.roadEquipments.__str__().count(u"'eau'")</text:p></office:annotation><draw:control draw:control="control128" draw:style-name="gr1" draw:text-style-name="P67" draw:z-index="127" svg:height="0.399cm" svg:width="0.447cm" text:anchor-type="as-char"/>eau</text:p>
                </table:table-cell>
                <table:table-cell office:value-type="string" table:style-name="Tableau14.A1">
                  <text:p text:style-name="P55"><office:annotation><dc:creator>Ngaha </dc:creator><dc:date>2015-06-16T14:04:05</dc:date><text:p text:style-name="P66">do text if not self.roadEquipments.__str__().count(u"'electricite'")</text:p></office:annotation><draw:control draw:control="control129" draw:style-name="gr1" draw:text-style-name="P67" draw:z-index="128" svg:height="0.399cm" svg:width="0.447cm" text:anchor-type="as-char"/>électricité</text:p>
                  <text:p text:style-name="P55"><office:annotation><dc:creator>Ngaha </dc:creator><dc:date>2015-06-16T13:42:53</dc:date><text:p text:style-name="P66">do text if self.roadEquipments.__str__().count(u"'electricite'")</text:p></office:annotation><draw:control draw:control="control130" draw:style-name="gr1" draw:text-style-name="P67" draw:z-index="129" svg:height="0.399cm" svg:width="0.447cm" text:anchor-type="as-char"/>électricité</text:p>
                </table:table-cell>
              </table:table-row>
              <table:table-row>
                <table:table-cell office:value-type="string" table:number-columns-spanned="2" table:style-name="Tableau14.A1">
                  <text:p text:style-name="P55"><office:annotation><dc:creator>Ngaha </dc:creator><dc:date>2015-06-16T14:07:58</dc:date><text:p text:style-name="P66">do text if not self.roadEquipments.__str__().count(u"'epuration'")</text:p></office:annotation><draw:control draw:control="control132" draw:style-name="gr1" draw:text-style-name="P67" draw:z-index="131" svg:height="0.399cm" svg:width="0.447cm" text:anchor-type="as-char"/><text:span text:style-name="T6">égout</text:span> existant relié en aval <text:s/>à une <text:span text:style-name="T6">station d'épuration</text:span> publique</text:p>
                  <text:p text:style-name="P55"><office:annotation><dc:creator>Ngaha </dc:creator><dc:date>2015-06-16T14:06:11</dc:date><text:p text:style-name="P66">do text if self.roadEquipments.__str__().count(u"'epuration'")</text:p></office:annotation><draw:control draw:control="control131" draw:style-name="gr1" draw:text-style-name="P67" draw:z-index="130" svg:height="0.399cm" svg:width="0.447cm" text:anchor-type="as-char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office:value-type="string" table:style-name="Tableau14.A1">
                  <text:p text:style-name="P55"><office:annotation><dc:creator>Ngaha </dc:creator><dc:date>2015-06-16T14:14:11</dc:date><text:p text:style-name="P66">do text if not self.roadEquipments.__str__().count(u"'pascollecteeaux'")</text:p></office:annotation><draw:control draw:control="control133" draw:style-name="gr1" draw:text-style-name="P67" draw:z-index="132" svg:height="0.399cm" svg:width="0.447cm" text:anchor-type="as-char"/>pas d'égout</text:p>
                  <text:p text:style-name="P55"><office:annotation><dc:creator>Ngaha </dc:creator><dc:date>2015-06-16T14:13:36</dc:date><text:p text:style-name="P66">do text if self.roadEquipments.__str__().count(u"'pascollecteeaux'")</text:p></office:annotation><draw:control draw:control="control134" draw:style-name="gr1" draw:text-style-name="P67" draw:z-index="133" svg:height="0.399cm" svg:width="0.447cm" text:anchor-type="as-char"/>pas d'égout</text:p>
                </table:table-cell>
              </table:table-row>
              <table:table-row>
                <table:table-cell office:value-type="string" table:number-columns-spanned="3" table:style-name="Tableau14.A1">
                  <text:p text:style-name="P55">Situation au PASH :</text:p>
                  <text:p text:style-name="P55"><office:annotation><dc:creator>Ngaha </dc:creator><dc:date>2016-04-14T13:45:55</dc:date><text:p text:style-name="P66">do text if self.getPash().__str__().count('collective')</text:p></office:annotation>Assainissement collectif</text:p>
                  <text:p text:style-name="P55"><office:annotation><dc:creator>Ngaha </dc:creator><dc:date>2016-04-14T13:49:38</dc:date><text:p text:style-name="P66">do text if self.getPash().__str__().count('transitoire')</text:p></office:annotation>Assainissement transitoire</text:p>
                  <text:p text:style-name="P55"><office:annotation><dc:creator>Ngaha </dc:creator><dc:date>2016-04-14T13:50:03</dc:date><text:p text:style-name="P66">do text if self.getPash().__str__().count('individuelle')</text:p></office:annotation>Assainissement individuel</text:p>
                </table:table-cell>
                <table:covered-table-cell/>
                <table:covered-table-cell/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2">Application du décret « voirie » ?</text:p>
          </table:table-cell>
          <table:table-cell office:value-type="string" table:number-columns-spanned="6" table:style-name="Tableau11.B2">
            <text:p text:style-name="P10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office:value-type="string" table:number-rows-spanned="2" table:style-name="Tableau11.A5">
            <text:p text:style-name="P10">Avis</text:p>
            <text:p text:style-name="P10"/>
            <text:p text:style-name="P10"/>
          </table:table-cell>
          <table:table-cell office:value-type="string" table:style-name="Tableau11.B11">
            <text:p text:style-name="P10">OBLIGATOIRE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covered-table-cell/>
          <table:table-cell office:value-type="string" table:style-name="Tableau11.B16">
            <text:p text:style-name="P10">FACULTATIFS :</text:p>
          </table:table-cell>
          <table:table-cell office:value-type="string" table:number-columns-spanned="5" table:style-name="Tableau11.F5">
            <text:p text:style-name="P52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2">
            <text:p text:style-name="P10">Bien classé ou assimilé</text:p>
          </table:table-cell>
          <table:table-cell office:value-type="string" table:number-columns-spanned="6" table:style-name="Tableau11.B2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>
                <table:table-cell office:value-type="string" table:style-name="Tableau15.A1">
                  <text:p text:style-name="P55"><office:annotation><dc:creator>Ngaha </dc:creator><dc:date>2015-06-09T11:30:15</dc:date><text:p text:style-name="P66">do text if not 'class' in licence_helper.protectedBuilding</text:p></office:annotation><draw:control draw:control="control136" draw:style-name="gr1" draw:text-style-name="P67" draw:z-index="135" svg:height="0.399cm" svg:width="0.447cm" text:anchor-type="as-char"/>classé ou assimilé</text:p>
                  <text:p text:style-name="P55"><office:annotation><dc:creator>Ngaha </dc:creator><dc:date>2015-06-09T11:30:31</dc:date><text:p text:style-name="P66">do text if <text:s/>'class' in licence_helper.protectedBuilding</text:p></office:annotation><draw:control draw:control="control135" draw:style-name="gr1" draw:text-style-name="P67" draw:z-index="134" svg:height="0.399cm" svg:width="0.447cm" text:anchor-type="as-char"/>classé ou assimilé</text:p>
                </table:table-cell>
                <table:table-cell office:value-type="string" table:style-name="Tableau15.A1">
                  <text:p text:style-name="P58"><office:annotation><dc:creator>Ngaha </dc:creator><dc:date>2015-06-09T11:31:08</dc:date><text:p text:style-name="P66">do text if not 'zone de protection' in licence_helper.protectedBuilding</text:p></office:annotation><draw:control draw:control="control138" draw:style-name="gr1" draw:text-style-name="P67" draw:z-index="137" svg:height="0.399cm" svg:width="0.447cm" text:anchor-type="as-char"/>zone de protection</text:p>
                  <text:p text:style-name="P58"><office:annotation><dc:creator>Ngaha </dc:creator><dc:date>2015-06-09T11:32:40</dc:date><text:p text:style-name="P66">do text if 'zone de protection' in licence_helper.protectedBuilding</text:p></office:annotation><draw:control draw:control="control137" draw:style-name="gr1" draw:text-style-name="P67" draw:z-index="136" svg:height="0.399cm" svg:width="0.447cm" text:anchor-type="as-char"/>zone de protection</text:p>
                </table:table-cell>
                <table:table-cell office:value-type="string" table:style-name="Tableau15.A1">
                  <text:p text:style-name="P58"><office:annotation><dc:creator>Ngaha </dc:creator><dc:date>2015-06-09T11:33:01</dc:date><text:p text:style-name="P66">do text if not <text:s/>u"repris \xe0 l'inventaire" in licence_helper.protectedBuilding</text:p></office:annotation><draw:control draw:control="control139" draw:style-name="gr1" draw:text-style-name="P67" draw:z-index="138" svg:height="0.399cm" svg:width="0.447cm" text:anchor-type="as-char"/>repris à l'inventaire</text:p>
                  <text:p text:style-name="P58"><office:annotation><dc:creator>Ngaha </dc:creator><dc:date>2015-06-09T11:34:20</dc:date><text:p text:style-name="P66">do text if <text:s/>u"repris \xe0 l'inventaire" in licence_helper.protectedBuilding</text:p></office:annotation><draw:control draw:control="control140" draw:style-name="gr1" draw:text-style-name="P67" draw:z-index="139" svg:height="0.399cm" svg:width="0.447cm" text:anchor-type="as-char"/>repris à l'inventaire</text:p>
                </table:table-cell>
                <table:table-cell office:value-type="string" table:style-name="Tableau15.A1">
                  <text:p text:style-name="P58"><office:annotation><dc:creator>Ngaha </dc:creator><dc:date>2015-06-09T11:34:36</dc:date><text:p text:style-name="P66">do text if not u"\xe0 l'Atlas arch\xe9ologique" in licence_helper.protectedBuilding</text:p></office:annotation><draw:control draw:control="control141" draw:style-name="gr1" draw:text-style-name="P67" draw:z-index="140" svg:height="0.399cm" svg:width="0.447cm" text:anchor-type="as-char"/>à l'atlas archéologique</text:p>
                  <text:p text:style-name="P58"><office:annotation><dc:creator>Ngaha </dc:creator><dc:date>2015-06-09T11:35:34</dc:date><text:p text:style-name="P66">do text if u"\xe0 l'Atlas arch\xe9ologique" in licence_helper.protectedBuilding</text:p></office:annotation><draw:control draw:control="control142" draw:style-name="gr1" draw:text-style-name="P67" draw:z-index="141" svg:height="0.399cm" svg:width="0.447cm" text:anchor-type="as-char"/>à l'atlas archéologique</text:p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">
            <text:p text:style-name="P10">Etude d’Incidence ?</text:p>
          </table:table-cell>
          <table:table-cell office:value-type="string" table:number-columns-spanned="6" table:style-name="Tableau11.B2">
            <text:p text:style-name="P41"><office:annotation><dc:creator>Ngaha </dc:creator><dc:date>2015-06-16T16:27:23</dc:date><text:p text:style-name="P66">do text if not self.impactStudy</text:p></office:annotation><draw:control draw:control="control124" draw:style-name="gr1" draw:text-style-name="P67" draw:z-index="123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do text if self.impactStudy</text:p></office:annotation><draw:control draw:control="control123" draw:style-name="gr1" draw:text-style-name="P67" draw:z-index="122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office:value-type="string" table:style-name="Tableau11.A19">
            <text:p text:style-name="P22">Rapport du Collège,</text:p>
          </table:table-cell>
          <table:table-cell office:value-type="string" table:number-columns-spanned="6" table:style-name="Tableau11.B19">
            <text:p text:style-name="P12"><text:bookmark text:name="Unknown54"/><draw:control draw:control="control86" draw:style-name="gr1" draw:text-style-name="P67" draw:z-index="85" svg:height="0.399cm" svg:width="0.447cm" text:anchor-type="as-char"/>favorable <text:s text:c="3"/><text:bookmark text:name="Unknown55"/><draw:control draw:control="control85" draw:style-name="gr1" draw:text-style-name="P67" draw:z-index="84" svg:height="0.399cm" svg:width="0.447cm" text:anchor-type="as-char"/>favorable conditionnel <text:s text:c="4"/><text:bookmark text:name="Unknown56"/><draw:control draw:control="control84" draw:style-name="gr1" draw:text-style-name="P67" draw:z-index="83" svg:height="0.399cm" svg:width="0.447cm" text:anchor-type="as-char"/>défavorable <text:s text:c="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office:value-type="string" table:style-name="Tableau11.A20">
            <text:p text:style-name="P10"/>
          </table:table-cell>
          <table:table-cell office:value-type="string" table:number-columns-spanned="6" table:style-name="Tableau11.B20">
            <text:p text:style-name="P13"><text:bookmark text:name="Unknown57"/><draw:control draw:control="control87" draw:style-name="gr1" draw:text-style-name="P67" draw:z-index="86" svg:height="0.399cm" svg:width="0.447cm" text:anchor-type="as-char"/>du <text:s/>…………………… <text:s text:c="5"/><text:bookmark text:name="Unknown58"/><draw:control draw:control="control89" draw:style-name="gr1" draw:text-style-name="P67" draw:z-index="88" svg:height="0.399cm" svg:width="0.447cm" text:anchor-type="as-char"/>et joint en annex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office:value-type="string" table:style-name="Tableau11.A21">
            <text:p text:style-name="P10"><text:span text:style-name="T5">Décision finale du Collège</text:span> </text:p>
          </table:table-cell>
          <table:table-cell office:value-type="string" table:number-columns-spanned="6" table:style-name="Tableau11.B21">
            <text:p text:style-name="P14"><draw:control draw:control="control88" draw:style-name="gr1" draw:text-style-name="P67" draw:z-index="87" svg:height="0.399cm" svg:width="0.447cm" text:anchor-type="as-char"/> s’écartant de l’<text:span text:style-name="T15">avis</text:span> préalable du Fonctionnaire Délégué <text:span text:style-name="T32">(NB : interdit avec une </text:span><text:span text:style-name="T28">dérogation</text:span><text:span text:style-name="T32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6">(date réelle d’envoi, s-v-p)</text:span><text:span text:style-name="T5">, par le Collège :</text:span></text:p>
      <text:p text:style-name="P1"/>
      <text:p text:style-name="P47"><office:annotation><dc:creator>Gauthier Bastien</dc:creator><dc:date>2011-01-13T14:56:41</dc:date><text:p text:style-name="P66">do text</text:p><text:p text:style-name="P66">from document(at=signatures4, format='odt')</text:p></office:annotation>Import depuis signatures4.odt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able:table table:name="Tableau17" table:style-name="Tableau17">
        <table:table-column table:style-name="Tableau17.A"/>
        <table:table-column table:style-name="Tableau17.B"/>
        <table:table-row>
          <table:table-cell office:value-type="string" table:style-name="Tableau17.A1">
            <text:p text:style-name="P63"/>
          </table:table-cell>
          <table:table-cell office:value-type="string" table:style-name="Tableau17.B1">
            <text:p text:style-name="P63"/>
          </table:table-cell>
        </table:table-row>
      </table:table>
      <text:p text:style-name="P8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>AMENAGEMENT DU TERRITOIRE ET URBANISME</text:p>
      <text:p text:style-name="P32">FORMULAIRE D'ENVOI D'UN DOSSIER AU FONCTIONNAIRE DELEGUE</text:p>
      <text:p text:style-name="P33"><text:s/><text:span text:style-name="T6">par le collège de la ville de </text:span><text:span text:style-name="T43"><text:text-input text:description="">tool.getCityName()</text:text-input></text:span><text:span text:style-name="T6"><text:tab/><text:tab/></text:span>Références communales<text:span text:style-name="T35"> : </text:span><text:span text:style-name="T35"><text:text-input text:description="">self.getReference()</text:text-input></text:span><text:span text:style-name="T35"> / </text:span><text:span text:style-name="T35"><text:text-input text:description="">tool.getCurrentFolderManagerInitials()</text:text-input></text:span></text:p>
      <text:p text:style-name="P34"/>
      <table:table table:name="Tableau1" table:style-name="Tableau1">
        <table:table-column table:style-name="Tableau1.A"/>
        <table:table-column table:style-name="Tableau1.B"/>
        <table:table-row>
          <table:table-cell office:value-type="string" table:number-columns-spanned="2" table:style-name="Tableau1.A1">
            <text:p text:style-name="P56"/>
          </table:table-cell>
          <table:covered-table-cell/>
        </table:table-row>
        <table:table-row>
          <table:table-cell office:value-type="string" table:style-name="Tableau1.A2">
            <text:p text:style-name="P35"/>
          </table:table-cell>
          <table:table-cell office:value-type="string" table:style-name="Tableau1.B2">
            <text:p text:style-name="P35"/>
          </table:table-cell>
        </table:table-row>
        <table:table-row>
          <table:table-cell office:value-type="string" table:number-columns-spanned="2" table:style-name="Tableau1.A3">
            <text:p text:style-name="P39"/>
          </table:table-cell>
          <table:covered-table-cell/>
        </table:table-row>
      </table:table>
      <text:p text:style-name="P48"/>
      <table:table table:name="Tableau2" table:style-name="Tableau2">
        <table:table-column table:style-name="Tableau2.A"/>
        <table:table-column table:style-name="Tableau2.B"/>
        <table:table-row>
          <table:table-cell office:value-type="string" table:style-name="Tableau2.A1">
            <text:p text:style-name="P38"><office:annotation><dc:creator>Ngaha </dc:creator><dc:date>2015-06-08T13:37:51</dc:date><text:p text:style-name="P66">do text if not self.getValueForTemplate('folderCategory').count('UCO')</text:p></office:annotation><draw:control draw:control="control2" draw:style-name="gr1" draw:text-style-name="P67" draw:z-index="1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3:43:27</dc:date><text:p text:style-name="P66">do text if not self.getValueForTemplate('folderCategory').count('UCO')</text:p></office:annotation><draw:control draw:control="control17" draw:style-name="gr1" draw:text-style-name="P67" draw:z-index="16" svg:height="0.399cm" svg:width="0.447cm" text:anchor-type="as-char"/><text:span text:style-name="T6">DUP :</text:span> déclaration Urbanistique Préalable</text:p>
            <text:p text:style-name="P38"><office:annotation><dc:creator>Ngaha </dc:creator><dc:date>2015-06-08T14:03:02</dc:date><text:p text:style-name="P66">do text if not self.getValueForTemplate('folderCategory').startswith('CU1')</text:p></office:annotation><draw:control draw:control="control3" draw:style-name="gr1" draw:text-style-name="P67" draw:z-index="2" svg:height="0.399cm" svg:width="0.447cm" text:anchor-type="as-char"/><text:span text:style-name="T6">CU1 :</text:span> certificat d'urbanisme n°1</text:p>
            <text:p text:style-name="P38"><office:annotation><dc:creator>Ngaha </dc:creator><dc:date>2015-06-08T14:03:42</dc:date><text:p text:style-name="P66">do text if self.getValueForTemplate('folderCategory').startswith('CU1')</text:p></office:annotation><draw:control draw:control="control20" draw:style-name="gr1" draw:text-style-name="P67" draw:z-index="19" svg:height="0.399cm" svg:width="0.447cm" text:anchor-type="as-char"/><text:span text:style-name="T6">CU1 :</text:span> certificat d'urbanisme n°1</text:p>
            <text:p text:style-name="P38"><office:annotation><dc:creator>Ngaha </dc:creator><dc:date>2015-06-08T14:04:17</dc:date><text:p text:style-name="P66">do text if not self.getValueForTemplate('folderCategory').startswith('CU2')</text:p></office:annotation><draw:control draw:control="control4" draw:style-name="gr1" draw:text-style-name="P67" draw:z-index="3" svg:height="0.399cm" svg:width="0.447cm" text:anchor-type="as-char"/><text:span text:style-name="T6">CU2 :</text:span> certificat d'urbanisme n°2</text:p>
            <text:p text:style-name="P38"><office:annotation><dc:creator>Ngaha </dc:creator><dc:date>2015-06-08T14:04:46</dc:date><text:p text:style-name="P66">do text if self.getValueForTemplate('folderCategory').startswith('CU2')</text:p></office:annotation><draw:control draw:control="control21" draw:style-name="gr1" draw:text-style-name="P67" draw:z-index="20" svg:height="0.399cm" svg:width="0.447cm" text:anchor-type="as-char"/><text:span text:style-name="T6">CU2 :</text:span> certificat d'urbanisme n°2</text:p>
            <text:p text:style-name="P38"><office:annotation><dc:creator>Ngaha </dc:creator><dc:date>2015-06-08T14:05:06</dc:date><text:p text:style-name="P66">do text if not self.getValueForTemplate('folderCategory').startswith('PU')</text:p></office:annotation><draw:control draw:control="control5" draw:style-name="gr1" draw:text-style-name="P67" draw:z-index="4" svg:height="0.399cm" svg:width="0.447cm" text:anchor-type="as-char"/><text:span text:style-name="T6">PU :</text:span> demande de permis unique</text:p>
            <text:p text:style-name="P35"><text:span text:style-name="T10"><office:annotation><dc:creator>Ngaha </dc:creator><dc:date>2015-06-08T14:05:32</dc:date><text:p text:style-name="P66">do text if self.getValueForTemplate('folderCategory').startswith('PU')</text:p></office:annotation></text:span><text:span text:style-name="T10"><draw:control draw:control="control22" draw:style-name="gr1" draw:text-style-name="P67" draw:z-index="21" svg:height="0.399cm" svg:width="0.447cm" text:anchor-type="as-char"/></text:span>PU :<text:span text:style-name="T10"> demande de permis unique</text:span></text:p>
            <text:p text:style-name="P35"><office:annotation><dc:creator>Ngaha </dc:creator><dc:date>2015-06-08T14:05:50</dc:date><text:p text:style-name="P66">do text if not self.getValueForTemplate('folderCategory').startswith('DIV')</text:p></office:annotation><draw:control draw:control="control6" draw:style-name="gr1" draw:text-style-name="P67" draw:z-index="5" svg:height="0.399cm" svg:width="0.447cm" text:anchor-type="as-char"/>DIV : <text:span text:style-name="T10">autre demande</text:span></text:p>
            <text:p text:style-name="P35"><text:span text:style-name="T10"><office:annotation><dc:creator>Ngaha </dc:creator><dc:date>2015-06-08T14:06:20</dc:date><text:p text:style-name="P66">do text if self.getValueForTemplate('folderCategory').startswith('DIV')</text:p></office:annotation></text:span><text:span text:style-name="T10"><draw:control draw:control="control23" draw:style-name="gr1" draw:text-style-name="P67" draw:z-index="22" svg:height="0.399cm" svg:width="0.447cm" text:anchor-type="as-char"/></text:span>DIV <text:span text:style-name="T10">: autre demande</text:span></text:p>
            <text:p text:style-name="P35"><office:annotation><dc:creator>Ngaha </dc:creator><dc:date>2015-06-08T14:06:37</dc:date><text:p text:style-name="P66">do text if not self.getValueForTemplate('folderCategory').startswith('UCP')</text:p></office:annotation><draw:control draw:control="control7" draw:style-name="gr1" draw:text-style-name="P67" draw:z-index="6" svg:height="0.399cm" svg:width="0.447cm" text:anchor-type="as-char"/>UCP : <text:span text:style-name="T10">permis d'urbanisme à caractère public</text:span></text:p>
            <text:p text:style-name="P35"><text:span text:style-name="T10"><office:annotation><dc:creator>Ngaha </dc:creator><dc:date>2015-06-08T14:07:42</dc:date><text:p text:style-name="P66">do text if self.getValueForTemplate('folderCategory').startswith('UCP')</text:p></office:annotation></text:span><text:span text:style-name="T10"><draw:control draw:control="control24" draw:style-name="gr1" draw:text-style-name="P67" draw:z-index="23" svg:height="0.399cm" svg:width="0.447cm" text:anchor-type="as-char"/></text:span>UCP <text:span text:style-name="T10">: permis d'urbanisme à caractère public</text:span></text:p>
            <text:p text:style-name="P35"><office:annotation><dc:creator>Ngaha </dc:creator><dc:date>2015-06-08T14:08:42</dc:date><text:p text:style-name="P66">do text if not self.getValueForTemplate('folderCategory').startswith('LCP')</text:p></office:annotation><draw:control draw:control="control8" draw:style-name="gr1" draw:text-style-name="P67" draw:z-index="7" svg:height="0.399cm" svg:width="0.447cm" text:anchor-type="as-char"/>LCP : <text:span text:style-name="T10">permis d'urbanisation caractère public</text:span></text:p>
            <text:p text:style-name="P35"><text:span text:style-name="T10"><office:annotation><dc:creator>Ngaha </dc:creator><dc:date>2015-06-08T14:08:15</dc:date><text:p text:style-name="P66">do text if self.getValueForTemplate('folderCategory').startswith('LCP')</text:p></office:annotation></text:span><text:span text:style-name="T10"><draw:control draw:control="control25" draw:style-name="gr1" draw:text-style-name="P67" draw:z-index="24" svg:height="0.399cm" svg:width="0.447cm" text:anchor-type="as-char"/></text:span>LCP <text:span text:style-name="T10">: permis d'urbanisation caractère public</text:span></text:p>
            <text:p text:style-name="P40"><text:span text:style-name="T33">PERMIS INTEGRE COMMERCIAL :</text:span> <text:s/><draw:control draw:control="control58" draw:style-name="gr1" draw:text-style-name="P67" draw:z-index="57" svg:height="0.399cm" svg:width="0.447cm" text:anchor-type="as-char"/> PIUR : </text:p>
          </table:table-cell>
          <table:table-cell office:value-type="string" table:style-name="Tableau2.B1">
            <text:p text:style-name="P35"><text:span text:style-name="T10"><office:annotation><dc:creator>Ngaha </dc:creator><dc:date>2015-06-08T13:56:55</dc:date><text:p text:style-name="P66">do text if not self.getValueForTemplate('folderCategory').startswith('UAP')</text:p></office:annotation></text:span><text:span text:style-name="T10"><draw:control draw:control="control18" draw:style-name="gr1" draw:text-style-name="P67" draw:z-index="17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text:span text:style-name="T10"><office:annotation><dc:creator>Ngaha </dc:creator><dc:date>2015-06-08T13:57:17</dc:date><text:p text:style-name="P66">do text if self.getValueForTemplate('folderCategory').startswith('UAP')</text:p></office:annotation></text:span><text:span text:style-name="T10"><draw:control draw:control="control19" draw:style-name="gr1" draw:text-style-name="P67" draw:z-index="18" svg:height="0.399cm" svg:width="0.447cm" text:anchor-type="as-char"/></text:span>UAP <text:span text:style-name="T10">: permis d'urbanisme </text:span><text:span text:style-name="T37">hors RCU, PCA, lot</text:span><text:span text:style-name="T30">,</text:span><text:span text:style-name="T10"> avec intervention du FD</text:span></text:p>
            <text:p text:style-name="P35"><office:annotation><dc:creator>Ngaha </dc:creator><dc:date>2015-06-08T14:10:16</dc:date><text:p text:style-name="P66">do text if not self.getValueForTemplate('folderCategory').startswith('UDC ')</text:p></office:annotation><draw:control draw:control="control9" draw:style-name="gr1" draw:text-style-name="P67" draw:z-index="8" svg:height="0.399cm" svg:width="0.447cm" text:anchor-type="as-char"/>UDC :<text:span text:style-name="T10"> permis direct du Collège (vu art 107 ou dans RCU, PCA, Lotissement)</text:span></text:p>
            <text:p text:style-name="P35"><text:span text:style-name="T10"><office:annotation><dc:creator>Ngaha </dc:creator><dc:date>2015-06-08T14:09:27</dc:date><text:p text:style-name="P66">do text if self.getValueForTemplate('folderCategory').startswith('UDC ')</text:p></office:annotation></text:span><text:span text:style-name="T10"><draw:control draw:control="control26" draw:style-name="gr1" draw:text-style-name="P67" draw:z-index="25" svg:height="0.399cm" svg:width="0.447cm" text:anchor-type="as-char"/></text:span>UDC <text:span text:style-name="T10">: permis direct du Collège (vu art 107 ou dans RCU, PCA, Lotissement)</text:span></text:p>
            <text:p text:style-name="P35"><office:annotation><dc:creator>Ngaha </dc:creator><dc:date>2015-06-08T14:11:43</dc:date><text:p text:style-name="P66">do text if not self.getValueForTemplate('folderCategory').startswith('UDC/D')</text:p></office:annotation><draw:control draw:control="control10" draw:style-name="gr1" draw:text-style-name="P67" draw:z-index="9" svg:height="0.399cm" svg:width="0.447cm" text:anchor-type="as-char"/>UDC/D : <text:span text:style-name="T10">permis </text:span><text:span text:style-name="T14">avec dérogation</text:span><text:span text:style-name="T10"> dans RCU, PCA, Lotissement,</text:span></text:p>
            <text:p text:style-name="P35"><text:span text:style-name="T14"><office:annotation><dc:creator>Ngaha </dc:creator><dc:date>2015-06-08T14:11:26</dc:date><text:p text:style-name="P66">do text if self.getValueForTemplate('folderCategory').startswith('UDC/D')</text:p></office:annotation></text:span><text:span text:style-name="T14"><draw:control draw:control="control27" draw:style-name="gr1" draw:text-style-name="P67" draw:z-index="26" svg:height="0.399cm" svg:width="0.447cm" text:anchor-type="as-char"/></text:span><text:span text:style-name="T13">UDC/D</text:span><text:span text:style-name="T14"> : permis avec dérogation dans RCU, PCA, Lotissement,</text:span></text:p>
            <text:p text:style-name="P35"><office:annotation><dc:creator>Ngaha </dc:creator><dc:date>2015-06-08T14:12:50</dc:date><text:p text:style-name="P66">do text if not self.getValueForTemplate('folderCategory').startswith('LAP')</text:p></office:annotation><draw:control draw:control="control11" draw:style-name="gr1" draw:text-style-name="P67" draw:z-index="10" svg:height="0.399cm" svg:width="0.447cm" text:anchor-type="as-char"/>LAP : <text:span text:style-name="T10">permis d'urbanisation avec avis préalable du FD</text:span></text:p>
            <text:p text:style-name="P35"><text:span text:style-name="T10"><office:annotation><dc:creator>Ngaha </dc:creator><dc:date>2015-06-08T14:12:19</dc:date><text:p text:style-name="P66">do text if self.getValueForTemplate('folderCategory').startswith('LAP')</text:p></office:annotation></text:span><text:span text:style-name="T10"><draw:control draw:control="control28" draw:style-name="gr1" draw:text-style-name="P67" draw:z-index="27" svg:height="0.399cm" svg:width="0.447cm" text:anchor-type="as-char"/></text:span>LAP <text:span text:style-name="T10">: permis d'urbanisation avec avis préalable du FD</text:span></text:p>
            <text:p text:style-name="P35"><office:annotation><dc:creator>Ngaha </dc:creator><dc:date>2015-06-08T14:13:36</dc:date><text:p text:style-name="P66">do text if not self.getValueForTemplate('folderCategory').startswith('LAP/M')</text:p></office:annotation><draw:control draw:control="control12" draw:style-name="gr1" draw:text-style-name="P67" draw:z-index="11" svg:height="0.399cm" svg:width="0.447cm" text:anchor-type="as-char"/>LAP /M :<text:span text:style-name="T10"> modification du permis de lotir (= d'urbanisation) avec avis du FD</text:span></text:p>
            <text:p text:style-name="P35"><text:span text:style-name="T10"><office:annotation><dc:creator>Ngaha </dc:creator><dc:date>2015-06-08T14:13:11</dc:date><text:p text:style-name="P66">do text if self.getValueForTemplate('folderCategory').startswith('LAP/M')</text:p></office:annotation></text:span><text:span text:style-name="T10"><draw:control draw:control="control29" draw:style-name="gr1" draw:text-style-name="P67" draw:z-index="28" svg:height="0.399cm" svg:width="0.447cm" text:anchor-type="as-char"/></text:span>LAP /M<text:span text:style-name="T10"> : modification du permis de lotir (= d'urbanisation) avec avis du FD</text:span></text:p>
            <text:p text:style-name="P35"><office:annotation><dc:creator>Ngaha </dc:creator><dc:date>2015-06-08T14:14:29</dc:date><text:p text:style-name="P66">do text if not self.getValueForTemplate('folderCategory').startswith('LLDC')</text:p></office:annotation><draw:control draw:control="control13" draw:style-name="gr1" draw:text-style-name="P67" draw:z-index="12" svg:height="0.399cm" svg:width="0.447cm" text:anchor-type="as-char"/>LDC : <text:span text:style-name="T10">permis d'urbanisation dans un RUC, PCA, lotissement</text:span></text:p>
            <text:p text:style-name="P35"><text:span text:style-name="T10"><office:annotation><dc:creator>Ngaha </dc:creator><dc:date>2015-06-08T14:14:02</dc:date><text:p>do text if self.getValueForTemplate('folderCategory').startswith('LLDC')</text:p></office:annotation></text:span><text:span text:style-name="T10"><draw:control draw:control="control30" draw:style-name="gr1" draw:text-style-name="P67" draw:z-index="29" svg:height="0.399cm" svg:width="0.447cm" text:anchor-type="as-char"/></text:span>LDC <text:span text:style-name="T10">: permis d'urbanisation dans un RUC, PCA, lotissement</text:span></text:p>
            <text:p text:style-name="P35"><office:annotation><dc:creator>Ngaha </dc:creator><dc:date>2015-06-08T14:15:10</dc:date><text:p text:style-name="P66">do text if not self.getValueForTemplate('folderCategory').startswith('LLDC/M')</text:p></office:annotation><draw:control draw:control="control14" draw:style-name="gr1" draw:text-style-name="P67" draw:z-index="13" svg:height="0.399cm" svg:width="0.447cm" text:anchor-type="as-char"/>LDC/M : <text:span text:style-name="T10">modification de permis de lotir ( =d'urbanisme) dans un RCU, PCA</text:span></text:p>
            <text:p text:style-name="P35"><text:span text:style-name="T10"><office:annotation><dc:creator>Ngaha </dc:creator><dc:date>2015-06-08T14:14:49</dc:date><text:p text:style-name="P66">do text if self.getValueForTemplate('folderCategory').startswith('LLDC/M')</text:p></office:annotation></text:span><text:span text:style-name="T10"><draw:control draw:control="control31" draw:style-name="gr1" draw:text-style-name="P67" draw:z-index="30" svg:height="0.399cm" svg:width="0.447cm" text:anchor-type="as-char"/></text:span>LDC/M<text:span text:style-name="T10"> : modification de permis de lotir ( =d'urbanisme) dans un RCU, PCA</text:span></text:p>
            <text:p text:style-name="P35"><text:span text:style-name="T10">d'urbanisme <text:s/></text:span><text:span text:style-name="T10"><draw:control draw:control="control59" draw:style-name="gr1" draw:text-style-name="P67" draw:z-index="58" svg:height="0.399cm" svg:width="0.447cm" text:anchor-type="as-char"/></text:span>PIEN :<text:span text:style-name="T10"> d'environnement </text:span><text:span text:style-name="T10"><draw:control draw:control="control60" draw:style-name="gr1" draw:text-style-name="P67" draw:z-index="59" svg:height="0.399cm" svg:width="0.447cm" text:anchor-type="as-char"/></text:span><text:span text:style-name="T10"> </text:span>PIUN : <text:span text:style-name="T10">Unique (=Urba. + Envir)</text:span></text:p>
          </table:table-cell>
        </table:table-row>
      </table:table>
      <text:p text:style-name="P4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office:value-type="string" table:style-name="Tableau3.A1">
            <text:p text:style-name="P35"><text:span text:style-name="T1">DEMANDEUR : </text:span><text:span text:style-name="T3">n</text:span><text:span text:style-name="T10">om, prénom</text:span></text:p>
            <text:p text:style-name="P38"><text:s text:c="28"/>Adresse</text:p>
            <text:p text:style-name="P38"><text:s text:c="28"/>Tél.</text:p>
          </table:table-cell>
          <table:table-cell office:value-type="string" table:number-columns-spanned="3" table:style-name="Tableau3.B1">
            <text:p text:style-name="P41"><text:text-input text:description="Situation des travaux">self.getApplicantsSignaletic()</text:text-input></text:p>
            <text:p text:style-name="P41"><text:text-input text:description="">self.getApplicants()[0].getAddress()</text:text-input></text:p>
            <text:p text:style-name="P41"><text:text-input text:description="">self.getValueForTemplate('phone', self.getApplicants()[0]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5"><text:span text:style-name="T1">BIEN concerné </text:span><text:span text:style-name="T3">: </text:span><text:span text:style-name="T10">Adresse</text:span></text:p>
            <text:p text:style-name="P35"><text:s text:c="24"/><text:span text:style-name="T10">Références cadastrales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WorkLocationSignaletic()</text:text-input></text:p>
            <text:p text:style-name="P41"><text:text-input text:description="Bien-Parcelles">licence_view.get_parcels(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<text:span text:style-name="T2">NATURE</text:span><text:span text:style-name="T1"> de la demande </text:span>(objet) :</text:p>
          </table:table-cell>
          <table:table-cell office:value-type="string" table:number-columns-spanned="3" table:style-name="Tableau3.B2">
            <text:p text:style-name="P41"><text:text-input text:description="Objet des travaux">self.getLicenceSubject()</text:text-input></text:p>
          </table:table-cell>
          <table:covered-table-cell/>
          <table:covered-table-cell/>
        </table:table-row>
        <table:table-row table:style-name="Tableau3.4">
          <table:table-cell office:value-type="string" table:style-name="Tableau3.A2">
            <text:p text:style-name="P38"><text:span text:style-name="T6">AUTEUR DE PROJET</text:span> : <text:span text:style-name="T6"><text:s text:c="20"/></text:span></text:p>
          </table:table-cell>
          <table:table-cell office:value-type="string" table:number-columns-spanned="3" table:style-name="Tableau3.B2">
            <text:p text:style-name="P41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44">Date de dépôt dossier <text:span text:style-name="T13">complet</text:span></text:p>
          </table:table-cell>
          <table:table-cell office:value-type="string" table:style-name="Tableau3.A2">
            <text:p text:style-name="P2"><office:annotation><dc:creator>sde </dc:creator><dc:date>2011-08-08T13:35:49</dc:date><text:p text:style-name="P66">do text if self.getLastDeposit() is not None</text:p></office:annotation><text:span text:style-name="T34"><text:text-input text:description="">tool.formatDate(urbanEventObj.getLastDeposit().getEventDate())</text:text-input></text:span></text:p>
          </table:table-cell>
          <table:table-cell office:value-type="string" table:style-name="Tableau3.C5">
            <text:p text:style-name="P41"><text:span text:style-name="T6">Délai de réponse annoncé :</text:span> <text:s text:c="3"/></text:p>
          </table:table-cell>
          <table:table-cell office:value-type="string" table:style-name="Tableau3.D5">
            <text:p text:style-name="P41"><text:text-input text:description="Objet des travaux">self.getAnnoncedDelay()</text:text-input></text:p>
          </table:table-cell>
        </table:table-row>
        <table:table-row>
          <table:table-cell office:value-type="string" table:style-name="Tableau3.A2">
            <text:p text:style-name="P38">Autres dossiers connus sur le bien</text:p>
          </table:table-cell>
          <table:table-cell office:value-type="string" table:number-columns-spanned="3" table:style-name="Tableau3.B8">
            <text:p text:style-name="P41">Références : 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La parcelle est dans:</text:p>
          </table:table-cell>
          <table:table-cell office:value-type="string" table:number-columns-spanned="3" table:style-name="Tableau3.B7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>
                <table:table-cell office:value-type="string" table:style-name="Tableau6.A1">
                  <text:p text:style-name="P42"><office:annotation><dc:creator>Ngaha </dc:creator><dc:date>2015-06-09T15:11:52</dc:date><text:p text:style-name="P66">do text if not self.isInPCA</text:p></office:annotation><draw:control draw:control="control41" draw:style-name="gr1" draw:text-style-name="P67" draw:z-index="40" svg:height="0.399cm" svg:width="0.447cm" text:anchor-type="as-char"/>Un PCA de réf. : </text:p>
                  <text:p text:style-name="P42"><office:annotation><dc:creator>Ngaha </dc:creator><dc:date>2015-06-09T15:13:02</dc:date><text:p text:style-name="P66">do text if self.isInPCA</text:p></office:annotation><draw:control draw:control="control42" draw:style-name="gr1" draw:text-style-name="P67" draw:z-index="41" svg:height="0.399cm" svg:width="0.447cm" text:anchor-type="as-char"/>Un PCA de réf. : </text:p>
                </table:table-cell>
                <table:table-cell office:value-type="string" table:style-name="Tableau6.A1">
                  <text:p text:style-name="P57"><office:annotation><dc:creator>Ngaha </dc:creator><dc:date>2015-06-09T16:08:21</dc:date><text:p text:style-name="P66">do text</text:p><text:p text:style-name="P66">from xhtml(self.portal_urban.decorateHTML('UrbanBody', self.getValueForTemplate('pcaDetails')))</text:p></office:annotation></text:p>
                </table:table-cell>
                <table:table-cell office:value-type="string" table:style-name="Tableau6.A1">
                  <text:p text:style-name="P42"><office:annotation><dc:creator>Ngaha </dc:creator><dc:date>2015-06-09T15:14:32</dc:date><text:p text:style-name="P66">do text if not self.isInSubdivision</text:p></office:annotation> <draw:control draw:control="control43" draw:style-name="gr1" draw:text-style-name="P67" draw:z-index="42" svg:height="0.399cm" svg:width="0.447cm" text:anchor-type="as-char"/>un lotissement de réf. :</text:p>
                  <text:p text:style-name="P42"><office:annotation><dc:creator>Ngaha </dc:creator><dc:date>2015-06-09T15:15:29</dc:date><text:p text:style-name="P66">do text if self.isInSubdivision</text:p></office:annotation> <draw:control draw:control="control44" draw:style-name="gr1" draw:text-style-name="P67" draw:z-index="43" svg:height="0.399cm" svg:width="0.447cm" text:anchor-type="as-char"/>un lotissement de réf. :</text:p>
                </table:table-cell>
                <table:table-cell office:value-type="string" table:style-name="Tableau6.A1">
                  <text:p text:style-name="P57"><office:annotation><dc:creator>Ngaha </dc:creator><dc:date>2015-06-09T16:12:51</dc:date><text:p text:style-name="P66">do text</text:p><text:p text:style-name="P66">from xhtml(self.portal_urban.decorateHTML('UrbanBody', self.getValueForTemplate('subdivisionDetails')))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Demande de DEROGATION :</text:p>
          </table:table-cell>
          <table:table-cell office:value-type="string" table:number-columns-spanned="3" table:style-name="Tableau3.B8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office:value-type="string" table:style-name="Tableau5.A1">
                  <text:p text:style-name="P42"><office:annotation><dc:creator>Ngaha </dc:creator><dc:date>2015-06-16T10:23:07</dc:date><text:p text:style-name="P66">do text if not self.getValueForTemplate('derogation').count(u'au Plan de secteur')</text:p></office:annotation><draw:control draw:control="control49" draw:style-name="gr1" draw:text-style-name="P67" draw:z-index="48" svg:height="0.399cm" svg:width="0.447cm" text:anchor-type="as-char"/>au plan de secteur</text:p>
                  <text:p text:style-name="P42"><office:annotation><dc:creator>Ngaha </dc:creator><dc:date>2015-06-16T10:25:27</dc:date><text:p text:style-name="P66">do text if self.getValueForTemplate('derogation').count(u'au Plan de secteur')</text:p></office:annotation><draw:control draw:control="control50" draw:style-name="gr1" draw:text-style-name="P67" draw:z-index="49" svg:height="0.399cm" svg:width="0.447cm" text:anchor-type="as-char"/>au plan de secteur</text:p>
                </table:table-cell>
                <table:table-cell office:value-type="string" table:style-name="Tableau5.A1">
                  <text:p text:style-name="P42"><office:annotation><dc:creator>Ngaha </dc:creator><dc:date>2015-06-16T10:26:21</dc:date><text:p text:style-name="P66">do text if not self.getValueForTemplate('derogation').count(u"au Plan Communal d'Am\xe9nagement")</text:p></office:annotation><draw:control draw:control="control48" draw:style-name="gr1" draw:text-style-name="P67" draw:z-index="47" svg:height="0.399cm" svg:width="0.447cm" text:anchor-type="as-char"/>au PCA.</text:p>
                  <text:p text:style-name="P42"><office:annotation><dc:creator>Ngaha </dc:creator><dc:date>2015-06-16T10:30:51</dc:date><text:p text:style-name="P66">do text if self.getValueForTemplate('derogation').count(u"au Plan Communal d'Am\xe9nagement")</text:p></office:annotation><draw:control draw:control="control51" draw:style-name="gr1" draw:text-style-name="P67" draw:z-index="50" svg:height="0.399cm" svg:width="0.447cm" text:anchor-type="as-char"/>au PCA.</text:p>
                </table:table-cell>
                <table:table-cell office:value-type="string" table:style-name="Tableau5.A1">
                  <text:p text:style-name="P42"><office:annotation><dc:creator>Ngaha </dc:creator><dc:date>2015-06-16T10:34:32</dc:date><text:p text:style-name="P66">do text if not self.getValueForTemplate('derogation').count(u"au Lotissement")</text:p></office:annotation><draw:control draw:control="control47" draw:style-name="gr1" draw:text-style-name="P67" draw:z-index="46" svg:height="0.399cm" svg:width="0.447cm" text:anchor-type="as-char"/>au lotissement</text:p>
                  <text:p text:style-name="P42"><office:annotation><dc:creator>Ngaha </dc:creator><dc:date>2015-06-16T10:35:59</dc:date><text:p text:style-name="P66">do text if self.getValueForTemplate('derogation').count(u"au Lotissement")</text:p></office:annotation><draw:control draw:control="control52" draw:style-name="gr1" draw:text-style-name="P67" draw:z-index="51" svg:height="0.399cm" svg:width="0.447cm" text:anchor-type="as-char"/>au lotissement</text:p>
                </table:table-cell>
                <table:table-cell office:value-type="string" table:style-name="Tableau5.A1">
                  <text:p text:style-name="P42"><office:annotation><dc:creator>Ngaha </dc:creator><dc:date>2015-06-16T10:37:04</dc:date><text:p text:style-name="P66">do text if not self.getValueForTemplate('derogation').count(u"au R\xe8glement Communal d'Urbanisme")</text:p></office:annotation><draw:control draw:control="control46" draw:style-name="gr1" draw:text-style-name="P67" draw:z-index="45" svg:height="0.399cm" svg:width="0.447cm" text:anchor-type="as-char"/>au RCU</text:p>
                  <text:p text:style-name="P42"><office:annotation><dc:creator>Ngaha </dc:creator><dc:date>2015-06-16T10:37:48</dc:date><text:p text:style-name="P66">do text if self.getValueForTemplate('derogation').count(u"au R\xe8glement Communal d'Urbanisme")</text:p></office:annotation><draw:control draw:control="control53" draw:style-name="gr1" draw:text-style-name="P67" draw:z-index="52" svg:height="0.399cm" svg:width="0.447cm" text:anchor-type="as-char"/>au RCU </text:p>
                </table:table-cell>
                <table:table-cell office:value-type="string" table:style-name="Tableau5.A1">
                  <text:p text:style-name="P42"><office:annotation><dc:creator>Ngaha </dc:creator><dc:date>2015-06-16T10:33:04</dc:date><text:p text:style-name="P66">do text if not self.getValueForTemplate('derogation').count(u"au R\xe8glement R\xe9gional d'Urbanisme")</text:p></office:annotation> <draw:control draw:control="control45" draw:style-name="gr1" draw:text-style-name="P67" draw:z-index="44" svg:height="0.399cm" svg:width="0.447cm" text:anchor-type="as-char"/>au règl. rég. d'urb.</text:p>
                  <text:p text:style-name="P42"><office:annotation><dc:creator>Ngaha </dc:creator><dc:date>2015-06-16T10:33:44</dc:date><text:p text:style-name="P66">do text if self.getValueForTemplate('derogation').count(u"au R\xe8glement R\xe9gional d'Urbanisme")</text:p></office:annotation> <draw:control draw:control="control54" draw:style-name="gr1" draw:text-style-name="P67" draw:z-index="53" svg:height="0.399cm" svg:width="0.447cm" text:anchor-type="as-char"/>au règl. rég. d'urb.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Publicité - enquête</text:p>
          </table:table-cell>
          <table:table-cell office:value-type="string" table:number-columns-spanned="3" table:style-name="Tableau3.B2">
            <text:p text:style-name="P41"><office:annotation><dc:creator>Ngaha </dc:creator><dc:date>2015-06-08T15:34:10</dc:date><text:p text:style-name="P66">do text if not self.investigationStart</text:p></office:annotation> <draw:control draw:control="control32" draw:style-name="gr1" draw:text-style-name="P67" draw:z-index="31" svg:height="0.399cm" svg:width="0.447cm" text:anchor-type="as-char"/>oui <text:s/><draw:control draw:control="control33" draw:style-name="gr1" draw:text-style-name="P67" draw:z-index="32" svg:height="0.399cm" svg:width="0.447cm" text:anchor-type="as-char"/>du <text:s text:c="14"/>au <text:s text:c="14"/>Réclamation ? <text:s/><draw:control draw:control="control34" draw:style-name="gr1" draw:text-style-name="P67" draw:z-index="33" svg:height="0.399cm" svg:width="0.447cm" text:anchor-type="as-char"/></text:p>
            <text:p text:style-name="P41"><office:annotation><dc:creator>Ngaha </dc:creator><dc:date>2015-06-08T15:32:55</dc:date><text:p text:style-name="P66">do text if self.investigationStart and ((self.investigationOralReclamationNumber &lt;= 0) and (self.investigationWriteReclamationNumber &lt;= 0))</text:p></office:annotation> <draw:control draw:control="control35" draw:style-name="gr1" draw:text-style-name="P67" draw:z-index="34" svg:height="0.399cm" svg:width="0.447cm" text:anchor-type="as-char"/>oui <text:s/><draw:control draw:control="control36" draw:style-name="gr1" draw:text-style-name="P67" draw:z-index="35" svg:height="0.399cm" svg:width="0.447cm" text:anchor-type="as-char"/>du <text:text-input text:description="">tool.formatDate(self.investigationStart)</text:text-input> au <text:soft-page-break/><text:text-input text:description="">tool.formatDate(self.investigationEnd)</text:text-input> Réclamation ? <text:s/><draw:control draw:control="control37" draw:style-name="gr1" draw:text-style-name="P67" draw:z-index="36" svg:height="0.399cm" svg:width="0.447cm" text:anchor-type="as-char"/></text:p>
            <text:p text:style-name="P41"><office:annotation><dc:creator>Ngaha </dc:creator><dc:date>2015-06-08T15:17:29</dc:date><text:p text:style-name="P66">do text if self.investigationStart and ((self.investigationOralReclamationNumber &gt; 0) or (self.investigationWriteReclamationNumber &gt; 0))</text:p></office:annotation> <draw:control draw:control="control38" draw:style-name="gr1" draw:text-style-name="P67" draw:z-index="37" svg:height="0.399cm" svg:width="0.447cm" text:anchor-type="as-char"/>oui <text:s/><draw:control draw:control="control39" draw:style-name="gr1" draw:text-style-name="P67" draw:z-index="38" svg:height="0.399cm" svg:width="0.447cm" text:anchor-type="as-char"/>du <text:text-input text:description="">tool.formatDate(self.investigationStart)</text:text-input> au <text:text-input text:description="">tool.formatDate(self.investigationEnd)</text:text-input> Réclamation ? <text:s/><draw:control draw:control="control40" draw:style-name="gr1" draw:text-style-name="P67" draw:z-index="39" svg:height="0.399cm" svg:width="0.447cm" text:anchor-type="as-char"/></text:p>
          </table:table-cell>
          <table:covered-table-cell/>
          <table:covered-table-cell/>
        </table:table-row>
        <table:table-row>
          <table:table-cell office:value-type="string" table:style-name="Tableau3.A2">
            <text:p text:style-name="P38">Ouverture ou modification de voirie</text:p>
          </table:table-cell>
          <table:table-cell office:value-type="string" table:number-columns-spanned="3" table:style-name="Tableau3.B7">
            <table:table table:name="Tableau7" table:style-name="Tableau7">
              <table:table-column table:style-name="Tableau7.A"/>
              <table:table-row>
                <table:table-cell office:value-type="string" table:style-name="Tableau7.A1">
                  <text:p text:style-name="P42"><office:annotation><dc:creator>Ngaha </dc:creator><dc:date>2015-06-16T11:25:37</dc:date><text:p text:style-name="P66">do text if self.getValueForTemplate('roadAdaptation').count(u"Non")</text:p></office:annotation><draw:control draw:control="control55" draw:style-name="gr1" draw:text-style-name="P67" draw:z-index="54" svg:height="0.399cm" svg:width="0.447cm" text:anchor-type="as-char"/>oui</text:p>
                  <text:p text:style-name="P42"><office:annotation><dc:creator>Ngaha </dc:creator><dc:date>2015-06-16T11:28:48</dc:date><text:p text:style-name="P66">do text if self.getValueForTemplate('roadAdaptation').count(u"Oui")</text:p></office:annotation><draw:control draw:control="control56" draw:style-name="gr1" draw:text-style-name="P67" draw:z-index="55" svg:height="0.399cm" svg:width="0.447cm" text:anchor-type="as-char"/>oui</text:p>
                  <text:p text:style-name="P42"><text:span text:style-name="T6">Type de voirie </text:span>: <text:text-input text:description="">self.getValueForTemplate('roadType')</text:text-input><office:annotation><dc:creator>Ngaha </dc:creator><dc:date>2015-06-16T11:43:17</dc:date><text:p text:style-name="P66">do text if not self.getValueForTemplate('roadType').count(u"Provinciale")</text:p></office:annotation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1">
          <table:table-cell office:value-type="string" table:style-name="Tableau3.A2">
            <text:p text:style-name="P44">Équipement de la voirie</text:p>
            <text:p text:style-name="P44"><text:s text:c="39"/><text:span text:style-name="T29">Important :</text:span></text:p>
          </table:table-cell>
          <table:table-cell office:value-type="string" table:number-columns-spanned="3" table:style-name="Tableau3.B2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2" table:style-name="Tableau8.A1">
                  <text:p text:style-name="P42"/>
                </table:table-cell>
                <table:covered-table-cell/>
                <table:table-cell office:value-type="string" table:style-name="Tableau8.A1">
                  <text:p text:style-name="P42"/>
                </table:table-cell>
              </table:table-row>
              <table:table-row>
                <table:table-cell office:value-type="string" table:number-columns-spanned="3" table:style-name="Tableau8.A1">
                  <text:p text:style-name="P42"/>
                </table:table-cell>
                <table:covered-table-cell/>
                <table:covered-table-cell/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2">
          <table:table-cell office:value-type="string" table:style-name="Tableau3.A2">
            <text:p text:style-name="P38">Avis sollicités par la commune</text:p>
          </table:table-cell>
          <table:table-cell office:value-type="string" table:number-columns-spanned="3" table:style-name="Tableau3.B2">
            <table:table table:name="Tableau9" table:style-name="Tableau9">
              <table:table-column table:style-name="Tableau9.A"/>
              <table:table-row>
                <table:table-cell office:value-type="string" table:style-name="Tableau9.A1">
                  <text:p text:style-name="P50"><text:text-input text:description="Bien-Parcelles">self.getValueForTemplate('solicitOpinionsTo')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3">
          <table:table-cell office:value-type="string" table:style-name="Tableau3.A2">
            <text:p text:style-name="P44">Zonage au plan de secteur</text:p>
          </table:table-cell>
          <table:table-cell office:value-type="string" table:number-columns-spanned="3" table:style-name="Tableau3.B2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office:value-type="string" table:style-name="Tableau12.A1">
                  <text:p text:style-name="P41"><office:annotation><dc:creator>sde </dc:creator><dc:date>2011-08-04T13:57:24</dc:date><text:p text:style-name="P66">do row for folderZoneValue in self.getValuesForTemplate('folderZone')</text:p></office:annotation><draw:control draw:control="control1" draw:style-name="gr1" draw:text-style-name="P67" draw:z-index="0" svg:height="0.399cm" svg:width="0.447cm" text:anchor-type="as-char"/></text:p>
                </table:table-cell>
                <table:table-cell office:value-type="string" table:style-name="Tableau12.A1">
                  <text:p text:style-name="P41"><text:text-input text:description="Bien-Parcelles">folderZoneValue</text:text-input></text:p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4">
          <table:table-cell office:value-type="string" table:style-name="Tableau3.A2">
            <text:p text:style-name="P38">Bien classé ou assimilé</text:p>
          </table:table-cell>
          <table:table-cell office:value-type="string" table:number-columns-spanned="3" table:style-name="Tableau3.B7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>
                <table:table-cell office:value-type="string" table:style-name="Tableau4.A1">
                  <text:p text:style-name="P42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  <table:table-cell office:value-type="string" table:style-name="Tableau4.A1">
                  <text:p text:style-name="P57"/>
                </table:table-cell>
              </table:table-row>
            </table:table>
            <text:p text:style-name="P41"/>
          </table:table-cell>
          <table:covered-table-cell/>
          <table:covered-table-cell/>
        </table:table-row>
        <table:table-row table:style-name="Tableau3.15">
          <table:table-cell office:value-type="string" table:style-name="Tableau3.A2">
            <text:p text:style-name="P38">Etude d'incidence ?</text:p>
          </table:table-cell>
          <table:table-cell office:value-type="string" table:number-columns-spanned="3" table:style-name="Tableau3.B2">
            <text:p text:style-name="P41"><office:annotation><dc:creator>Ngaha </dc:creator><dc:date>2015-06-16T16:27:23</dc:date><text:p text:style-name="P66">do text if not self.impactStudy</text:p></office:annotation><draw:control draw:control="control15" draw:style-name="gr1" draw:text-style-name="P67" draw:z-index="14" svg:height="0.399cm" svg:width="0.447cm" text:anchor-type="as-char"/>oui (ne concerne PAS la notice dévaluation préalable des incidences, toujours nécessaire)</text:p>
            <text:p text:style-name="P41"><office:annotation><dc:creator>Ngaha </dc:creator><dc:date>2015-06-16T16:30:24</dc:date><text:p text:style-name="P66">do text if self.impactStudy</text:p></office:annotation><draw:control draw:control="control57" draw:style-name="gr1" draw:text-style-name="P67" draw:z-index="56" svg:height="0.399cm" svg:width="0.447cm" text:anchor-type="as-char"/>oui (ne concerne PAS la notice dévaluation préalable des incidences, toujours nécessaire)</text:p>
          </table:table-cell>
          <table:covered-table-cell/>
          <table:covered-table-cell/>
        </table:table-row>
        <table:table-row table:style-name="Tableau3.16">
          <table:table-cell office:value-type="string" table:style-name="Tableau3.A16">
            <text:p text:style-name="P35">Rapport du collège <text:span text:style-name="T10">avec motivation (ou éventuellement demande de dérogation motivée si dans un PCA, RCU , lotissement)</text:span></text:p>
          </table:table-cell>
          <table:table-cell office:value-type="string" table:number-columns-spanned="3" table:style-name="Tableau3.B16">
            <text:p text:style-name="P41"/>
            <text:p text:style-name="P41"/>
            <text:p text:style-name="P41"/>
            <text:p text:style-name="P43">(suite au verso : <draw:control draw:control="control61" draw:style-name="gr1" draw:text-style-name="P67" draw:z-index="60" svg:height="0.399cm" svg:width="0.447cm" text:anchor-type="as-char"/>oui)</text:p>
          </table:table-cell>
          <table:covered-table-cell/>
          <table:covered-table-cell/>
        </table:table-row>
        <table:table-row table:style-name="Tableau3.17">
          <table:table-cell office:value-type="string" table:style-name="Tableau3.A17">
            <text:p text:style-name="P38">Annexes jointes</text:p>
          </table:table-cell>
          <table:table-cell office:value-type="string" table:number-columns-spanned="3" table:style-name="Tableau3.B17">
            <text:p text:style-name="P42">Voir liste</text:p>
          </table:table-cell>
          <table:covered-table-cell/>
          <table:covered-table-cell/>
        </table:table-row>
        <table:table-row>
          <table:table-cell office:value-type="string" table:style-name="Tableau3.A18">
            <text:p text:style-name="P35">Décision finale du collège</text:p>
          </table:table-cell>
          <table:table-cell office:value-type="string" table:number-columns-spanned="3" table:style-name="Tableau3.B18">
            <text:p text:style-name="P51"><draw:control draw:control="control16" draw:style-name="gr1" draw:text-style-name="P67" draw:z-index="15" svg:height="0.399cm" svg:width="0.447cm" text:anchor-type="as-char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9"/>
      <text:p text:style-name="P46"><text:span text:style-name="T42"><text:text-input text:description="">tool.getCityName()</text:text-input></text:span>, le</text:p>
      <text:p text:style-name="P45"><text:tab/><text:tab/><office:annotation><dc:creator>Gauthier Bastien</dc:creator><dc:date>2011-01-13T14:56:41</dc:date><text:p text:style-name="P66">do text</text:p><text:p text:style-name="P66">from document(at=signatures, format='odt')</text:p></office:annotation>Import depuis signatures.odt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7"/>
      <text:p text:style-name="Standard"><text:bookmark text:name="Unknown33"/><office:annotation><dc:creator>Auteur inconnu</dc:creator><dc:date>2017-05-16T14:38:12</dc:date><text:p text:style-name="P66">do text if not self.getValueForTemplate('roadType').count(u'Régionale')</text:p></office:annotation> <text:bookmark text:name="Unknown34"/><draw:control draw:control="control144" draw:style-name="gr1" draw:text-style-name="P67" draw:z-index="143" svg:height="0.399cm" svg:width="0.447cm" text:anchor-type="as-char"/>Régionale <text:s text:c="3"/></text:p>
      <text:p text:style-name="Standard"><office:annotation><dc:creator>Auteur inconnu</dc:creator><dc:date>2017-05-16T14:38:12</dc:date><text:p text:style-name="P66">do text if self.getValueForTemplate('roadType').count(u'Régionale')</text:p></office:annotation> <text:bookmark text:name="Unknown341"/><draw:control draw:control="control146" draw:style-name="gr1" draw:text-style-name="P67" draw:z-index="145" svg:height="0.399cm" svg:width="0.447cm" text:anchor-type="as-char"/>Régionale </text:p>
      <text:p text:style-name="Standard"><text:s/><text:bookmark text:name="Unknown35"/><text:bookmark text:name="__Fieldmark__8122_2094603822"/><draw:control draw:control="control145" draw:style-name="gr1" draw:text-style-name="P67" draw:z-index="144" svg:height="0.399cm" svg:width="0.447cm" text:anchor-type="as-char"/>Communale</text:p>
      <text:p text:style-name="P3"><text:s/><draw:control draw:control="control143" draw:style-name="gr1" draw:text-style-name="P67" draw:z-index="142" svg:height="0.399cm" svg:width="0.447cm" text:anchor-type="as-char"/>Communa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0"><office:annotation><dc:creator>Auteur inconnu</dc:creator><dc:date>2017-05-16T10:11:54</dc:date><text:p text:style-name="P66">do text if not 'enq' in licence_helper.inquiry_type</text:p></office:annotation></text:span><text:span text:style-name="T11"><draw:control draw:control="control117" draw:style-name="gr1" draw:text-style-name="P67" draw:z-index="116" svg:height="0.399cm" svg:width="0.447cm" text:anchor-type="as-char"/></text:span><text:span text:style-name="T10"> ENQUETE</text:span></text:p>
      <text:p text:style-name="P4"><text:span text:style-name="T10"><office:annotation><dc:creator>Auteur inconnu</dc:creator><dc:date>2017-05-16T10:11:54</dc:date><text:p text:style-name="P66">do text if 'enq' in licence_helper.inquiry_type</text:p></office:annotation></text:span><text:span text:style-name="T11"><draw:control draw:control="control116" draw:style-name="gr1" draw:text-style-name="P67" draw:z-index="115" svg:height="0.399cm" svg:width="0.447cm" text:anchor-type="as-char"/></text:span><text:span text:style-name="T10"> ENQUETE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46"><office:annotation><dc:creator>Auteur inconnu</dc:creator><dc:date>2017-05-16T10:11:54</dc:date><text:p text:style-name="P66">do text if '60 jours' in licence_helper.annoncedDelay</text:p></office:annotation></text:span><text:span text:style-name="T45"><draw:control draw:control="control107" draw:style-name="gr1" draw:text-style-name="P67" draw:z-index="106" svg:height="0.399cm" svg:width="0.447cm" text:anchor-type="as-char"/></text:span><text:span text:style-name="T46"> 60 jours</text:span></text:p>
      <text:p text:style-name="Standard"><text:span text:style-name="T46"><office:annotation><dc:creator>Auteur inconnu</dc:creator><dc:date>2017-05-16T10:11:54</dc:date><text:p text:style-name="P66">do text if '105 jours' in licence_helper.annoncedDelay</text:p></office:annotation></text:span><text:span text:style-name="T45"><draw:control draw:control="control108" draw:style-name="gr1" draw:text-style-name="P67" draw:z-index="107" svg:height="0.399cm" svg:width="0.447cm" text:anchor-type="as-char"/></text:span><text:span text:style-name="T46"> 105 jours</text:span></text:p>
      <text:p text:style-name="P4"><office:annotation><dc:creator>Auteur inconnu</dc:creator><dc:date>2017-05-16T10:11:54</dc:date><text:p text:style-name="P66">do text if '145 jours' in licence_helper.annoncedDelay</text:p></office:annotation><text:span text:style-name="T65"><draw:control draw:control="control106" draw:style-name="gr1" draw:text-style-name="P67" draw:z-index="105" svg:height="0.399cm" svg:width="0.447cm" text:anchor-type="as-char"/></text:span> <text:span text:style-name="T10">145 jour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9"><office:annotation><dc:creator>Auteur inconnu</dc:creator><dc:date>2017-05-16T10:02:36</dc:date><text:p text:style-name="P66">do text if licence_helper.prorogation</text:p></office:annotation></text:span><text:span text:style-name="T49"><draw:control draw:control="control100" draw:style-name="gr2" draw:text-style-name="P67" draw:z-index="99" svg:height="0.32cm" svg:width="0.331cm" svg:y="-0.302cm" text:anchor-type="as-char"/></text:span><text:span text:style-name="T49"> </text:span><text:span text:style-name="T51">Pro</text:span></text:p>
      <text:p text:style-name="P3"/>
      <text:p text:style-name="P9"><text:span text:style-name="T46"><office:annotation><dc:creator>Auteur inconnu</dc:creator><dc:date>2017-05-16T10:11:54</dc:date><text:p text:style-name="P66">do text if '115 jours' in licence_helper.annoncedDelay</text:p></office:annotation></text:span><text:span text:style-name="T45"><draw:control draw:control="control99" draw:style-name="gr1" draw:text-style-name="P67" draw:z-index="98" svg:height="0.399cm" svg:width="0.447cm" text:anchor-type="as-char"/></text:span><text:span text:style-name="T46"> 30 jours</text:span></text:p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false" fo:line-height="115%" fo:text-indent="0cm" style:auto-text-indent="false"/>
      <style:text-properties style:font-name="Calibri1" fo:font-family="Calibri" style:font-family-generic="swiss" style:font-pitch="variable" fo:font-size="11pt" fo:language="zxx" fo:country="none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style:font-size-asian="10.5pt" style:font-style-asian="italic" style:font-size-complex="12pt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1" fo:font-family="Calibri" style:font-family-generic="swiss" style:font-pitch="variable" fo:language="fr" fo:country="BE" style:font-name-complex="Calibri1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1" fo:font-family="Calibri" style:font-family-generic="swiss" style:font-pitch="variable" fo:font-size="11pt" style:font-name-asian="Calibri1" style:font-family-asian="Calibri" style:font-family-generic-asian="swiss" style:font-pitch-asian="variable" style:font-size-asian="11pt" style:font-name-complex="Calibri1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5-08T16:46:03.265755019</dc:date>
    <meta:editing-duration>P3DT13H8M41S</meta:editing-duration>
    <meta:editing-cycles>610</meta:editing-cycles>
    <meta:generator>LibreOffice/5.1.6.2$Linux_X86_64 LibreOffice_project/10m0$Build-2</meta:generator>
    <meta:document-statistic meta:table-count="17" meta:image-count="0" meta:object-count="0" meta:page-count="5" meta:paragraph-count="240" meta:word-count="1250" meta:character-count="8868" meta:non-whitespace-character-count="7480"/>
  </office:meta>
</office:document-meta>
</file>